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85cm"/>
    </style:style>
    <style:style style:name="co2" style:family="table-column">
      <style:table-column-properties fo:break-before="auto" style:column-width="9.19cm"/>
    </style:style>
    <style:style style:name="co3" style:family="table-column">
      <style:table-column-properties fo:break-before="auto" style:column-width="4.86cm"/>
    </style:style>
    <style:style style:name="co4" style:family="table-column">
      <style:table-column-properties fo:break-before="auto" style:column-width="5.029cm"/>
    </style:style>
    <style:style style:name="co5" style:family="table-column">
      <style:table-column-properties fo:break-before="auto" style:column-width="21.075cm"/>
    </style:style>
    <style:style style:name="co6" style:family="table-column">
      <style:table-column-properties fo:break-before="auto" style:column-width="6.057cm"/>
    </style:style>
    <style:style style:name="co7" style:family="table-column">
      <style:table-column-properties fo:break-before="auto" style:column-width="11.001cm"/>
    </style:style>
    <style:style style:name="co8" style:family="table-column">
      <style:table-column-properties fo:break-before="auto" style:column-width="15.15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81d41a" fo:wrap-option="wrap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background-color="#ffbf00" fo:wrap-option="wrap"/>
    </style:style>
    <style:style style:name="ce13" style:family="table-cell" style:parent-style-name="Default">
      <style:table-cell-properties fo:background-color="#b4c7dc" fo:wrap-option="wra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c9211e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 Fach- und Grundbuch-E-O-A-allgemein - 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O/E/A</text:p>
          </table:table-cell>
          <table:table-cell table:style-name="ce1" office:value-type="string" calcext:value-type="string">
            <text:p>UUID</text:p>
          </table:table-cell>
          <table:table-cell table:style-name="ce1" office:value-type="string" calcext:value-type="string">
            <text:p>Title (en)</text:p>
          </table:table-cell>
          <table:table-cell table:style-name="ce1" office:value-type="string" calcext:value-type="string">
            <text:p>Bezeichnung (de)</text:p>
          </table:table-cell>
          <table:table-cell table:style-name="ce9" office:value-type="string" calcext:value-type="string">
            <text:p>Beschreibung (falls nicht aus externer Ontologie entnommen)/Definition</text:p>
          </table:table-cell>
          <table:table-cell table:style-name="ce1" office:value-type="string" calcext:value-type="string">
            <text:p>Attribute</text:p>
          </table:table-cell>
          <table:table-cell table:style-name="ce1" office:value-type="string" calcext:value-type="string">
            <text:p>Relationen</text:p>
          </table:table-cell>
          <table:table-cell table:style-name="ce1" office:value-type="string" calcext:value-type="string">
            <text:p>Restriktionen</text:p>
          </table:table-cell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3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Technische Enitäten</text:p>
          </table:table-cell>
          <table:table-cell table:style-name="ce2"/>
          <table:table-cell table:style-name="ce10"/>
          <table:table-cell table:style-name="ce2" table:number-columns-repeated="3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Entity</text:span>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Entität</text:p>
          </table:table-cell>
          <table:table-cell office:value-type="string" calcext:value-type="string">
            <text:p>Bezeichnet eine Entität im Rahmen der semantischen Kodierung.</text:p>
          </table:table-cell>
          <table:table-cell office:value-type="string" calcext:value-type="string">
            <text:p>stc://attr-1-0/class</text:p>
            <text:p>stc://attr-1-0/abstra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Operator</text:span></text:p>
          </table:table-cell>
          <table:table-cell table:number-columns-repeated="2" office:value-type="string" calcext:value-type="string">
            <text:p>Operator</text:p>
          </table:table-cell>
          <table:table-cell office:value-type="string" calcext:value-type="string">
            <text:p>Bezeichnet einen Operator im Rahmen der semantischen Kodierung.</text:p>
          </table:table-cell>
          <table:table-cell office:value-type="string" calcext:value-type="string">
            <text:p>stc://attr-1-0/class</text:p>
            <text:p>stc://attr-1-0/abstra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EntityOrOperator</text:span></text:p>
          </table:table-cell>
          <table:table-cell table:number-columns-repeated="3"/>
          <table:table-cell office:value-type="string" calcext:value-type="string">
            <text:p>stc://attr-1-0/class</text:p>
            <text:p>stc://attr-1-0/abstract</text:p>
          </table:table-cell>
          <table:table-cell table:style-name="ce6" office:value-type="string" calcext:value-type="string">
            <text:p>[stc://basic-1-0/Entity] &lt;stc://basic-1-0/or&gt; [stc://basic-1-0/Operator] <text:s/>→ <text:s/>[stc://basic-1-0/EntityOrOperator]</text:p>
          </table:table-cell>
          <table:table-cell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Attribute</text:span></text:p>
          </table:table-cell>
          <table:table-cell table:number-columns-repeated="2" office:value-type="string" calcext:value-type="string">
            <text:p>Attribut</text:p>
          </table:table-cell>
          <table:table-cell office:value-type="string" calcext:value-type="string">
            <text:p>Bezeichnet ein Attribute im Rahmen der semantischen Kodierung.</text:p>
          </table:table-cell>
          <table:table-cell office:value-type="string" calcext:value-type="string">
            <text:p>stc://attr-1-0/class</text:p>
            <text:p>stc://attr-1-0/abstra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Element</text:span></text:p>
          </table:table-cell>
          <table:table-cell table:number-columns-repeated="2" office:value-type="string" calcext:value-type="string">
            <text:p>Element</text:p>
          </table:table-cell>
          <table:table-cell office:value-type="string" calcext:value-type="string">
            <text:p>Bezeichnet ein Element der semantischen Kodierung (Entität, Operator oder Attribut). Alle Einträge im Codebuch gehören automatisch dieser Klasse an.</text:p>
          </table:table-cell>
          <table:table-cell office:value-type="string" calcext:value-type="string">
            <text:p>stc://attr-1-0/class</text:p>
            <text:p>stc://attr-1-0/abstract</text:p>
          </table:table-cell>
          <table:table-cell table:style-name="ce6" office:value-type="string" calcext:value-type="string">
            <text:p><text:span text:style-name="T7">[stc://basic-1-0/EntityOrOperator] &lt;stc://basic-1-0/or&gt; [stc://basic-1-0/Attribute]  →  [stc://basic-1-0/Element]</text:span></text:p>
          </table:table-cell>
          <table:table-cell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Relation</text:span></text:p>
          </table:table-cell>
          <table:table-cell table:number-columns-repeated="2" office:value-type="string" calcext:value-type="string">
            <text:p>Relation</text:p>
          </table:table-cell>
          <table:table-cell office:value-type="string" calcext:value-type="string">
            <text:p>Eine Relation, bestehend aus zwei Entitäten und einem Operator.</text:p>
          </table:table-cell>
          <table:table-cell office:value-type="string" calcext:value-type="string">
            <text:p>stc://attr-1-0/class</text:p>
            <text:p>stc://attr-1-0/abstra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EntityA</text:span></text:p>
          </table:table-cell>
          <table:table-cell office:value-type="string" calcext:value-type="string">
            <text:p>Entity A</text:p>
          </table:table-cell>
          <table:table-cell office:value-type="string" calcext:value-type="string">
            <text:p>Entität A</text:p>
          </table:table-cell>
          <table:table-cell office:value-type="string" calcext:value-type="string">
            <text:p>Bezeichnet die Entität, die links des Operators steht. Diese Entität wird verwendet, um z.B. Restriktionen für Operatoren zu formulieren.</text:p>
          </table:table-cell>
          <table:table-cell office:value-type="string" calcext:value-type="string">
            <text:p>stc://attr-1-0/abstra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EntityB</text:span></text:p>
          </table:table-cell>
          <table:table-cell office:value-type="string" calcext:value-type="string">
            <text:p>Entity B</text:p>
          </table:table-cell>
          <table:table-cell office:value-type="string" calcext:value-type="string">
            <text:p>Entität B</text:p>
          </table:table-cell>
          <table:table-cell office:value-type="string" calcext:value-type="string">
            <text:p>Bezeichnet die Entität, die rechts des Operators steht. Diese Entität wird verwendet, um z.B. Restriktionen für Operatoren zu formulieren.</text:p>
          </table:table-cell>
          <table:table-cell office:value-type="string" calcext:value-type="string">
            <text:p>stc://attr-1-0/abstr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EntityDefined</text:span></text:p>
          </table:table-cell>
          <table:table-cell office:value-type="string" calcext:value-type="string">
            <text:p>Entity Defined</text:p>
          </table:table-cell>
          <table:table-cell office:value-type="string" calcext:value-type="string">
            <text:p>definierte Entität</text:p>
          </table:table-cell>
          <table:table-cell office:value-type="string" calcext:value-type="string">
            <text:p>Bezeichnet die Entität, welche durch eine Relation definiert wird</text:p>
          </table:table-cell>
          <table:table-cell office:value-type="string" calcext:value-type="string">
            <text:p>stc://attr-1-0/abstract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Allgemeine Kategorien</text:p>
          </table:table-cell>
          <table:table-cell table:style-name="ce2"/>
          <table:table-cell table:style-name="ce10"/>
          <table:table-cell table:style-name="ce2" table:number-columns-repeated="3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PersonEntity</text:span></text:p>
          </table:table-cell>
          <table:table-cell office:value-type="string" calcext:value-type="string">
            <text:p>Abstract Person</text:p>
          </table:table-cell>
          <table:table-cell office:value-type="string" calcext:value-type="string">
            <text:p>Abstrakte Person</text:p>
          </table:table-cell>
          <table:table-cell office:value-type="string" calcext:value-type="string">
            <text:p>Die Entität beschreibt eine Person (juristisch oder natürlich).</text:p>
          </table:table-cell>
          <table:table-cell office:value-type="string" calcext:value-type="string">
            <text:p>stc://attr-1-0/class</text:p>
            <text:p>stc://attr-1-0/abstra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https://schema.org/<text:span text:style-name="T1">Person</text:span></text:p>
          </table:table-cell>
          <table:table-cell office:value-type="string" calcext:value-type="string">
            <text:p>Natural Person</text:p>
          </table:table-cell>
          <table:table-cell office:value-type="string" calcext:value-type="string">
            <text:p>Natürliche Person</text:p>
          </table:table-cell>
          <table:table-cell office:value-type="string" calcext:value-type="string">
            <text:p>Die Entität beschreibt eine natürliche Person inkl. Funktionaler Figuren.</text:p>
          </table:table-cell>
          <table:table-cell office:value-type="string" calcext:value-type="string">
            <text:p>stc://attr-1-0/class</text:p>
            <text:p>stc://attr-1-0/abstract</text:p>
          </table:table-cell>
          <table:table-cell office:value-type="string" calcext:value-type="string">
            <text:p>[https://schema.org/Person] &lt;is a&gt; [stc://basic-1-0/PersonEntity]</text:p>
          </table:table-cell>
          <table:table-cell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LegalPerson</text:span></text:p>
          </table:table-cell>
          <table:table-cell office:value-type="string" calcext:value-type="string">
            <text:p>Legal Person</text:p>
          </table:table-cell>
          <table:table-cell office:value-type="string" calcext:value-type="string">
            <text:p>Juristische Person</text:p>
          </table:table-cell>
          <table:table-cell office:value-type="string" calcext:value-type="string">
            <text:p>Die Entität bezeichnet eine juristische Person.</text:p>
          </table:table-cell>
          <table:table-cell office:value-type="string" calcext:value-type="string">
            <text:p>stc://attr-1-0/class</text:p>
            <text:p>stc://attr-1-0/abstract</text:p>
          </table:table-cell>
          <table:table-cell office:value-type="string" calcext:value-type="string">
            <text:p>[stc://basic-1-0/LegalPerson] &lt;is a&gt; [stc://basic-1-0/PersonEnitity]</text:p>
          </table:table-cell>
          <table:table-cell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Institution</text:span></text:p>
          </table:table-cell>
          <table:table-cell table:number-columns-repeated="2" office:value-type="string" calcext:value-type="string">
            <text:p>Institution</text:p>
          </table:table-cell>
          <table:table-cell office:value-type="string" calcext:value-type="string">
            <text:p>Eine formal definierte Institution (Unternehmen, NGO, Partei, Funktionseinheit der Gesellschaft z.B. Regierung, Opposition)</text:p>
          </table:table-cell>
          <table:table-cell office:value-type="string" calcext:value-type="string">
            <text:p>stc://attr-1-0/class</text:p>
            <text:p>stc://attr-1-0/abstra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ActingEntity</text:span></text:p>
          </table:table-cell>
          <table:table-cell office:value-type="string" calcext:value-type="string">
            <text:p>Acting Entity</text:p>
          </table:table-cell>
          <table:table-cell office:value-type="string" calcext:value-type="string">
            <text:p>Akteur</text:p>
          </table:table-cell>
          <table:table-cell office:value-type="string" calcext:value-type="string">
            <text:p>Eine Person, Gruppe oder Institution, die Handlungen ausführen kann</text:p>
          </table:table-cell>
          <table:table-cell office:value-type="string" calcext:value-type="string">
            <text:p>stc://attr-1-0/class</text:p>
            <text:p>stc://attr-1-0/abstra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Activity</text:span>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andlung</text:p>
          </table:table-cell>
          <table:table-cell office:value-type="string" calcext:value-type="string">
            <text:p>Die Entität bezeichnet eine Tätigkeit oder Handlung</text:p>
          </table:table-cell>
          <table:table-cell office:value-type="string" calcext:value-type="string">
            <text:p>stc://attr-1-0/class</text:p>
            <text:p>stc://attr-1-0/abstra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https://schema.org/<text:span text:style-name="T1">Event</text:span>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reignis</text:p>
          </table:table-cell>
          <table:table-cell office:value-type="string" calcext:value-type="string">
            <text:p>Die Entität bezeichnet ein Ereignis, welches durch einen Zeitraum und einen Ort (kann auch abstrakt sein) gekennzeichnet ist.</text:p>
          </table:table-cell>
          <table:table-cell office:value-type="string" calcext:value-type="string">
            <text:p>stc://attr-1-0/class</text:p>
            <text:p>stc://attr-1-0/abstra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https://schema.org/<text:span text:style-name="T1">Place</text:span>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Eine geographische Ortsdefinition, entweder ein Punkt oder ein Gebiet (geografischer Raum), auch anwendbar für abstrakte Orte wie den „Weltraum“ oder das „Internet“.</text:p>
          </table:table-cell>
          <table:table-cell office:value-type="string" calcext:value-type="string">
            <text:p>stc://attr-1-0/class</text:p>
            <text:p>stc://attr-1-0/abstract</text:p>
          </table:table-cell>
          <table:table-cell office:value-type="string" calcext:value-type="string">
            <text:p><text:span text:style-name="T2">[https://schema.org/</text:span><text:span text:style-name="T3">Place</text:span><text:span text:style-name="T5">] &lt;is a&gt; [stc://basic-1-0/</text:span><text:span text:style-name="T3">SpacialContext</text:span><text:span text:style-name="T5">]</text:span></text:p>
          </table:table-cell>
          <table:table-cell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Issue</text:span>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Thema</text:p>
          </table:table-cell>
          <table:table-cell office:value-type="string" calcext:value-type="string">
            <text:p>Die Entität bezeichnet ein Thema, welchem Akteure, Ereignisse, Werte u.ä. zugeordnet werden.</text:p>
          </table:table-cell>
          <table:table-cell office:value-type="string" calcext:value-type="string">
            <text:p>stc://attr-1-0/class</text:p>
            <text:p>stc://attr-1-0/abstra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SocialGroup</text:span></text:p>
          </table:table-cell>
          <table:table-cell office:value-type="string" calcext:value-type="string">
            <text:p>Social Group</text:p>
          </table:table-cell>
          <table:table-cell office:value-type="string" calcext:value-type="string">
            <text:p>Soziale Gruppe</text:p>
          </table:table-cell>
          <table:table-cell office:value-type="string" calcext:value-type="string">
            <text:p>Die Entität bezeichnet eine soziale Gruppe, die durch ein oder mehrere Merkmale definiert wird – oder auch nicht, wenn die soziale Gruppe abstrakt gehalten oder das Merkmal subjektiv ist (z.B. „schlaue Menschen“, „Opportunisten“).</text:p>
          </table:table-cell>
          <table:table-cell office:value-type="string" calcext:value-type="string">
            <text:p>stc://attr-1-0/class</text:p>
            <text:p>stc://attr-1-0/abstra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PersonGroup</text:span></text:p>
          </table:table-cell>
          <table:table-cell office:value-type="string" calcext:value-type="string">
            <text:p>Group of Persons</text:p>
          </table:table-cell>
          <table:table-cell office:value-type="string" calcext:value-type="string">
            <text:p>Gruppe von Personen</text:p>
          </table:table-cell>
          <table:table-cell office:value-type="string" calcext:value-type="string">
            <text:p>Die Entität bezeichnet eine Gruppe, die aus mehreren Personen besteht.</text:p>
          </table:table-cell>
          <table:table-cell office:value-type="string" calcext:value-type="string">
            <text:p>stc://attr-1-0/class</text:p>
            <text:p>stc://attr-1-0/abstra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Context</text:span>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Kontext</text:p>
          </table:table-cell>
          <table:table-cell office:value-type="string" calcext:value-type="string">
            <text:p>Ein Kontext, der nicht das „hier und jetzt“ bezeichnet, z.B. die „Vergangenheit“ oder ein geografisch entfernter Ort</text:p>
          </table:table-cell>
          <table:table-cell office:value-type="string" calcext:value-type="string">
            <text:p>stc://attr-1-0/class</text:p>
            <text:p>stc://attr-1-0/abstra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TemporalContext</text:span></text:p>
          </table:table-cell>
          <table:table-cell office:value-type="string" calcext:value-type="string">
            <text:p>Temporal Context</text:p>
          </table:table-cell>
          <table:table-cell office:value-type="string" calcext:value-type="string">
            <text:p>Zeitlicher Kontext</text:p>
          </table:table-cell>
          <table:table-cell office:value-type="string" calcext:value-type="string">
            <text:p>Ein zeitlicher Kontext, in welchem ein Ereignis stattfindet oder stattgefunden hat.</text:p>
          </table:table-cell>
          <table:table-cell office:value-type="string" calcext:value-type="string">
            <text:p>stc://attr-1-0/class</text:p>
            <text:p>stc://attr-1-0/abstract</text:p>
          </table:table-cell>
          <table:table-cell office:value-type="string" calcext:value-type="string">
            <text:p>[stc://basic-1-0/TemporalContext] &lt;is a&gt; [stc://basic-1-0/Context]</text:p>
          </table:table-cell>
          <table:table-cell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SpacialContext</text:span></text:p>
          </table:table-cell>
          <table:table-cell office:value-type="string" calcext:value-type="string">
            <text:p>Spacial Context</text:p>
          </table:table-cell>
          <table:table-cell office:value-type="string" calcext:value-type="string">
            <text:p>Örtliche Kontext</text:p>
          </table:table-cell>
          <table:table-cell office:value-type="string" calcext:value-type="string">
            <text:p>Ein örtlicher oder geographischer Kontext, wo ein Ereignis stattfindet oder stattgefunden hat.</text:p>
          </table:table-cell>
          <table:table-cell office:value-type="string" calcext:value-type="string">
            <text:p>stc://attr-1-0/class</text:p>
            <text:p>stc://attr-1-0/abstract</text:p>
          </table:table-cell>
          <table:table-cell office:value-type="string" calcext:value-type="string">
            <text:p>[stc://basic-1-0/SpacialContext] &lt;is a&gt; [stc://basic-1-0/Context]</text:p>
          </table:table-cell>
          <table:table-cell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Topic</text:span></text:p>
          </table:table-cell>
          <table:table-cell office:value-type="string" calcext:value-type="string">
            <text:p>Topic/Issue/Section</text:p>
          </table:table-cell>
          <table:table-cell office:value-type="string" calcext:value-type="string">
            <text:p>Thema/Vorfall/Rubrik</text:p>
          </table:table-cell>
          <table:table-cell office:value-type="string" calcext:value-type="string">
            <text:p>Ein mehr oder weniger abstraktes Thema (z.B. „Arbeitslosigkeit“, „9/11“, „Wirtschaft“).</text:p>
          </table:table-cell>
          <table:table-cell office:value-type="string" calcext:value-type="string">
            <text:p>stc://attr-1-0/class</text:p>
            <text:p>stc://attr-1-0/abstract</text:p>
          </table:table-cell>
          <table:table-cell office:value-type="string" calcext:value-type="string">
            <text:p>[stc://basic-1-0/SpacialContext] &lt;is a&gt; [stc://basic-1-0/Context]</text:p>
          </table:table-cell>
          <table:table-cell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Scheme</text:span></text:p>
          </table:table-cell>
          <table:table-cell office:value-type="string" calcext:value-type="string">
            <text:p>Scheme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Ein Schema im Sinne von Priming und Agenda Setting, also ein prototypisches Ablaufmuster für Verhalten, Tätigkeiten, politische Prozesse u.s.w.</text:p>
          </table:table-cell>
          <table:table-cell office:value-type="string" calcext:value-type="string">
            <text:p>stc://attr-1-0/class</text:p>
            <text:p>stc://attr-1-0/abstra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ActionScheme</text:span></text:p>
          </table:table-cell>
          <table:table-cell office:value-type="string" calcext:value-type="string">
            <text:p>Action Scheme</text:p>
          </table:table-cell>
          <table:table-cell office:value-type="string" calcext:value-type="string">
            <text:p>Handlungsschema</text:p>
          </table:table-cell>
          <table:table-cell office:value-type="string" calcext:value-type="string">
            <text:p>Eine Entität, welche eins Handlungsmuster bezeichnet, das bestimmte Aktivitäten, Rollen und/oder Kontexte beinhaltet.</text:p>
          </table:table-cell>
          <table:table-cell office:value-type="string" calcext:value-type="string">
            <text:p>stc://attr-1-0/class</text:p>
            <text:p>stc://attr-1-0/abstract</text:p>
          </table:table-cell>
          <table:table-cell office:value-type="string" calcext:value-type="string">
            <text:p><text:span text:style-name="T2">[stc://basic-1-0/</text:span><text:span text:style-name="T3">ActionScheme</text:span><text:span text:style-name="T5">] &lt;is a&gt; [stc://basic-1-0/</text:span><text:span text:style-name="T3">Scheme</text:span><text:span text:style-name="T5">]</text:span></text:p>
          </table:table-cell>
          <table:table-cell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Quantity</text:span>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Menge/Anzahl</text:p>
          </table:table-cell>
          <table:table-cell/>
          <table:table-cell office:value-type="string" calcext:value-type="string">
            <text:p>stc://attr-1-0/class</text:p>
            <text:p>stc://attr-1-0/abstra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RelativeQuantity</text:span></text:p>
          </table:table-cell>
          <table:table-cell office:value-type="string" calcext:value-type="string">
            <text:p>Relative Quantity</text:p>
          </table:table-cell>
          <table:table-cell office:value-type="string" calcext:value-type="string">
            <text:p>Relativer Anteil</text:p>
          </table:table-cell>
          <table:table-cell office:value-type="string" calcext:value-type="string">
            <text:p>Eine Teilmenge oder ein Anteil von einer Gruppe oder Menge, wird in aller Regel konkretisiert.</text:p>
          </table:table-cell>
          <table:table-cell office:value-type="string" calcext:value-type="string">
            <text:p>stc://attr-1-0/class</text:p>
            <text:p>stc://attr-1-0/abstra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Quality</text:span></text:p>
          </table:table-cell>
          <table:table-cell table:style-name="ce6" office:value-type="string" calcext:value-type="string">
            <text:p>Adjective/quality</text:p>
          </table:table-cell>
          <table:table-cell office:value-type="string" calcext:value-type="string">
            <text:p>Adjektiv/Qualität</text:p>
          </table:table-cell>
          <table:table-cell office:value-type="string" calcext:value-type="string">
            <text:p>Eine Entität, welche die Qualität oder Art und Weise einer Handlung oder eines Sachverhalts bezeichnet.</text:p>
          </table:table-cell>
          <table:table-cell office:value-type="string" calcext:value-type="string">
            <text:p>stc://attr-1-0/class</text:p>
            <text:p>stc://attr-1-0/abstra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Action</text:span>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Handlung</text:p>
          </table:table-cell>
          <table:table-cell office:value-type="string" calcext:value-type="string">
            <text:p>Eine Entität, welche eine konkrete Handlung oder ein konkretes Verhalten bezeichnet.</text:p>
          </table:table-cell>
          <table:table-cell office:value-type="string" calcext:value-type="string">
            <text:p>stc://attr-1-0/class</text:p>
            <text:p>stc://attr-1-0/abstra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https://schema.org/<text:span text:style-name="T1">DataType</text:span>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Datentyp</text:p>
          </table:table-cell>
          <table:table-cell/>
          <table:table-cell office:value-type="string" calcext:value-type="string">
            <text:p>stc://attr-1-0/class</text:p>
            <text:p>stc://attr-1-0/abstra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https://schema.org/<text:span text:style-name="T1">Date</text:span>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um</text:p>
          </table:table-cell>
          <table:table-cell/>
          <table:table-cell office:value-type="string" calcext:value-type="string">
            <text:p>stc://attr-1-0/class</text:p>
            <text:p>stc://attr-1-0/abstract</text:p>
          </table:table-cell>
          <table:table-cell office:value-type="string" calcext:value-type="string">
            <text:p><text:span text:style-name="T2">[https://schema.org/</text:span><text:span text:style-name="T3">Date</text:span>] &lt;is a&gt; [https://schema.org/<text:span text:style-name="T1">DataType</text:span>]</text:p>
          </table:table-cell>
          <table:table-cell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https://schema.org/<text:span text:style-name="T1">Time</text:span>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Zeitangabe ohne Information zum Datum</text:p>
          </table:table-cell>
          <table:table-cell office:value-type="string" calcext:value-type="string">
            <text:p>stc://attr-1-0/class</text:p>
            <text:p>stc://attr-1-0/abstract</text:p>
          </table:table-cell>
          <table:table-cell office:value-type="string" calcext:value-type="string">
            <text:p><text:span text:style-name="T2">[https://schema.org/</text:span><text:span text:style-name="T3">Time</text:span>] &lt;is a&gt; [https://schema.org/<text:span text:style-name="T1">DataType</text:span>]</text:p>
          </table:table-cell>
          <table:table-cell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https://schema.org/<text:span text:style-name="T1">DateTime</text:span></text:p>
          </table:table-cell>
          <table:table-cell office:value-type="string" calcext:value-type="string">
            <text:p>Time on Date</text:p>
          </table:table-cell>
          <table:table-cell office:value-type="string" calcext:value-type="string">
            <text:p>Zeitpunkt an Datum</text:p>
          </table:table-cell>
          <table:table-cell/>
          <table:table-cell office:value-type="string" calcext:value-type="string">
            <text:p>stc://attr-1-0/class</text:p>
            <text:p>stc://attr-1-0/abstract</text:p>
          </table:table-cell>
          <table:table-cell office:value-type="string" calcext:value-type="string">
            <text:p><text:span text:style-name="T2">[https://schema.org/</text:span><text:span text:style-name="T3">DateTime</text:span>] &lt;is a&gt; [https://schema.org/<text:span text:style-name="T1">DataType</text:span>]</text:p>
          </table:table-cell>
          <table:table-cell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https://schema.org/<text:span text:style-name="T1">Duration</text:span>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Dauer</text:p>
          </table:table-cell>
          <table:table-cell/>
          <table:table-cell office:value-type="string" calcext:value-type="string">
            <text:p>stc://attr-1-0/class</text:p>
            <text:p>stc://attr-1-0/abstract</text:p>
          </table:table-cell>
          <table:table-cell office:value-type="string" calcext:value-type="string">
            <text:p><text:span text:style-name="T2">[https://schema.org/</text:span><text:span text:style-name="T3">Duration</text:span>] &lt;is a&gt; [https://schema.org/<text:span text:style-name="T1">DataType</text:span>]</text:p>
          </table:table-cell>
          <table:table-cell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<text:span text:style-name="T2">stc://basic-1-0/</text:span><text:span text:style-name="T3">DateOrTime</text:span></text:p>
          </table:table-cell>
          <table:table-cell office:value-type="string" calcext:value-type="string">
            <text:p>Date and/or Time</text:p>
          </table:table-cell>
          <table:table-cell office:value-type="string" calcext:value-type="string">
            <text:p>Datum und/oder Zeit</text:p>
          </table:table-cell>
          <table:table-cell/>
          <table:table-cell office:value-type="string" calcext:value-type="string">
            <text:p>stc://attr-1-0/class</text:p>
            <text:p>stc://attr-1-0/abstract</text:p>
          </table:table-cell>
          <table:table-cell office:value-type="string" calcext:value-type="string">
            <text:p><text:span text:style-name="T2">[https://schema.org/</text:span><text:span text:style-name="T3">Date</text:span><text:span text:style-name="T5">] &lt;or&gt; [https://schema.org/</text:span><text:span text:style-name="T3">DateTime</text:span><text:span text:style-name="T5">]  →  [stc://basic-1-0/</text:span><text:span text:style-name="T3">DateOrTime</text:span><text:span text:style-name="T5">]</text:span></text:p>
            <text:p><text:span text:style-name="T2">[stc://basic-1-0/</text:span><text:span text:style-name="T3">DateOrTime</text:span><text:span text:style-name="T5">] &lt;is a&gt; [stc://basic-1-0/</text:span><text:span text:style-name="T3">TemporalContext</text:span><text:span text:style-name="T5">]</text:span></text:p>
          </table:table-cell>
          <table:table-cell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DateRange</text:span></text:p>
          </table:table-cell>
          <table:table-cell office:value-type="string" calcext:value-type="string">
            <text:p>Date Range</text:p>
          </table:table-cell>
          <table:table-cell office:value-type="string" calcext:value-type="string">
            <text:p>Zeitraum</text:p>
          </table:table-cell>
          <table:table-cell office:value-type="string" calcext:value-type="string">
            <text:p><text:span text:style-name="T2">Zeitraum zwischen zwei Daten oder zwei Zeitpunkten, siehe &lt;stc://ops-1-0/</text:span><text:span text:style-name="T3">from_to_datetime</text:span>&gt;</text:p>
          </table:table-cell>
          <table:table-cell office:value-type="string" calcext:value-type="string">
            <text:p>stc://attr-1-0/class</text:p>
            <text:p>stc://attr-1-0/abstract</text:p>
          </table:table-cell>
          <table:table-cell office:value-type="string" calcext:value-type="string">
            <text:p><text:span text:style-name="T2">[stc://basic-1-0/</text:span><text:span text:style-name="T3">DateRange</text:span><text:span text:style-name="T5">] &lt;is a&gt; [stc://basic-1-0/</text:span><text:span text:style-name="T3">TemporalContext</text:span><text:span text:style-name="T5">]</text:span></text:p>
          </table:table-cell>
          <table:table-cell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Emoji</text:span></text:p>
          </table:table-cell>
          <table:table-cell table:number-columns-repeated="2" office:value-type="string" calcext:value-type="string">
            <text:p>Emoji</text:p>
          </table:table-cell>
          <table:table-cell office:value-type="string" calcext:value-type="string">
            <text:p><text:span text:style-name="T2">Ein Emoticon, welches ein Objekt, eine Person oder ein Gesicht zeigt und als Symbol verwendet wird, siehe &lt;stc://ops-1-0/</text:span><text:span text:style-name="T3">implies</text:span>&gt;</text:p>
          </table:table-cell>
          <table:table-cell office:value-type="string" calcext:value-type="string">
            <text:p>stc://attr-1-0/class</text:p>
            <text:p>stc://attr-1-0/abstr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Avoidance</text:span></text:p>
          </table:table-cell>
          <table:table-cell office:value-type="string" calcext:value-type="string">
            <text:p>Avoiding something</text:p>
          </table:table-cell>
          <table:table-cell office:value-type="string" calcext:value-type="string">
            <text:p>Etwas vermeiden oder abwenden</text:p>
          </table:table-cell>
          <table:table-cell office:value-type="string" calcext:value-type="string">
            <text:p>Ein Ereignis oder Sachverhalt wird vermieden oder abgewendet.</text:p>
          </table:table-cell>
          <table:table-cell/>
          <table:table-cell office:value-type="string" calcext:value-type="string">
            <text:p><text:span text:style-name="T2">[stc://basic-1-0/</text:span><text:span text:style-name="T3">Avoidance</text:span><text:span text:style-name="T5">] &lt;is a&gt; [stc://basic-1-0/</text:span><text:span text:style-name="T3">Scheme</text:span>]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Nicht-abstrakte Kategorien</text:p>
          </table:table-cell>
          <table:table-cell table:style-name="ce2"/>
          <table:table-cell table:style-name="ce10"/>
          <table:table-cell table:style-name="ce2" table:number-columns-repeated="3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Author</text:span>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Verfasser:in</text:p>
          </table:table-cell>
          <table:table-cell office:value-type="string" calcext:value-type="string">
            <text:p>Die Person oder Personen, welche den Text verfasst hat oder als solche dargestellt wird. Bei gesprochenen Texten ist das die Sprecher:in. Diese Entität ist z.B. dann sinnvoll, wenn im Text eine Meinung geäußert wird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PastContext</text:span></text:p>
          </table:table-cell>
          <table:table-cell office:value-type="string" calcext:value-type="string">
            <text:p>Past Context</text:p>
          </table:table-cell>
          <table:table-cell office:value-type="string" calcext:value-type="string">
            <text:p>Vergangenheit</text:p>
          </table:table-cell>
          <table:table-cell office:value-type="string" calcext:value-type="string">
            <text:p>Eine vergangene Zeit, die ausreichend lange zurück liegt, dass sie keine aktuellen Geschehnisse oder Entwicklungen bezeichnet, womöglich aber deren Ursachen.</text:p>
          </table:table-cell>
          <table:table-cell/>
          <table:table-cell office:value-type="string" calcext:value-type="string">
            <text:p>[stc://basic-1-0/PastContext] &lt;is a&gt; [stc://basic-1-0/TemporalContext]</text:p>
          </table:table-cell>
          <table:table-cell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PassiveEntity</text:span></text:p>
          </table:table-cell>
          <table:table-cell office:value-type="string" calcext:value-type="string">
            <text:p>Passive Entity</text:p>
          </table:table-cell>
          <table:table-cell office:value-type="string" calcext:value-type="string">
            <text:p>Passiv-Entität</text:p>
          </table:table-cell>
          <table:table-cell office:value-type="string" calcext:value-type="string">
            <text:p>Diese Entität wird verwendet, wenn aus dem Text nicht ersichtlich wer bei einer geplanten oder vollzogenen Handlung der Akteur ist, üblicherweise bei Passiv-Formulierungen (z.B. „Müller wurde entlassen“ → [Passiv-Entität] &lt;<text:span text:style-name="T4">entlässt</text:span>&gt; [Müller]).</text:p>
          </table:table-cell>
          <table:table-cell/>
          <table:table-cell office:value-type="string" calcext:value-type="string">
            <text:p>[stc://basic-1-0/PassiveEntity] &lt;is a&gt; [stc://basic-1-0/ActingEntity]</text:p>
          </table:table-cell>
          <table:table-cell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SomePeople</text:span></text:p>
          </table:table-cell>
          <table:table-cell office:value-type="string" calcext:value-type="string">
            <text:p>Some People</text:p>
          </table:table-cell>
          <table:table-cell office:value-type="string" calcext:value-type="string">
            <text:p>Personen</text:p>
          </table:table-cell>
          <table:table-cell office:value-type="string" calcext:value-type="string">
            <text:p>Diese Entität bezeichnet eine oder mehrere nicht näher definierte Personen, z.B. zur Beschreibung von Tätigkeiten ohne dass ein Bezug zu einer konkreten Handlung besteht.</text:p>
          </table:table-cell>
          <table:table-cell/>
          <table:table-cell office:value-type="string" calcext:value-type="string">
            <text:p>[stc://basic-1-0/SomePerson] &lt;is a&gt; [https://schema.org/Person]</text:p>
            <text:p>[stc://basic-1-0/SomePerson] &lt;is a&gt; [stc://basic-1-0/ActingEntity]</text:p>
          </table:table-cell>
          <table:table-cell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SomeActingEntity</text:span></text:p>
          </table:table-cell>
          <table:table-cell office:value-type="string" calcext:value-type="string">
            <text:p>Some Acting Entity</text:p>
          </table:table-cell>
          <table:table-cell office:value-type="string" calcext:value-type="string">
            <text:p>Akteur</text:p>
          </table:table-cell>
          <table:table-cell office:value-type="string" calcext:value-type="string">
            <text:p>Diese Entität bezeichnet eine abstrakte Person oder Institution, z.B. zur Beschreibung von Tätigkeiten ohne dass ein Bezug zu einer konkreten Handlung besteht.</text:p>
          </table:table-cell>
          <table:table-cell/>
          <table:table-cell office:value-type="string" calcext:value-type="string">
            <text:p>[stc://basic-1-0/SomeActingEntity] &lt;is a&gt; [stc://basic-1-0/ActingEntity]</text:p>
          </table:table-cell>
          <table:table-cell/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UnspecificQuantity</text:span></text:p>
          </table:table-cell>
          <table:table-cell office:value-type="string" calcext:value-type="string">
            <text:p>unspecific Quantity</text:p>
          </table:table-cell>
          <table:table-cell office:value-type="string" calcext:value-type="string">
            <text:p>unspezifischer Anteil</text:p>
          </table:table-cell>
          <table:table-cell office:value-type="string" calcext:value-type="string">
            <text:p>Ein nicht weiter spezifizierter Anteil einer Gruppe, wird i.d.R. mit dem Operator &lt;<text:span text:style-name="T4">Anteil</text:span>&gt; verwendet</text:p>
          </table:table-cell>
          <table:table-cell/>
          <table:table-cell table:style-name="ce6" office:value-type="string" calcext:value-type="string">
            <text:p>[stc://basic-1-0/unspecificQuantity] &lt;is a&gt; [stc://basic-1-0/Quantity]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Anteile/Prozentangaben</text:p>
          </table:table-cell>
          <table:table-cell table:style-name="ce2"/>
          <table:table-cell table:style-name="ce10"/>
          <table:table-cell table:style-name="ce2" table:number-columns-repeated="3"/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QuantityHalf</text:span></text:p>
          </table:table-cell>
          <table:table-cell office:value-type="string" calcext:value-type="string">
            <text:p>The Half</text:p>
          </table:table-cell>
          <table:table-cell office:value-type="string" calcext:value-type="string">
            <text:p>die Hälfte</text:p>
          </table:table-cell>
          <table:table-cell office:value-type="string" calcext:value-type="string">
            <text:p>50 Prozent einer Einheit</text:p>
          </table:table-cell>
          <table:table-cell/>
          <table:table-cell office:value-type="string" calcext:value-type="string">
            <text:p><text:span text:style-name="T2">[stc://basic-1-0/QuantityHalf] &lt;is a&gt; [stc://basic-1-0/</text:span><text:span text:style-name="T3">RelativeQuantity</text:span>]</text:p>
          </table:table-cell>
          <table:table-cell/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QuantityThird</text:span></text:p>
          </table:table-cell>
          <table:table-cell office:value-type="string" calcext:value-type="string">
            <text:p>A Third</text:p>
          </table:table-cell>
          <table:table-cell office:value-type="string" calcext:value-type="string">
            <text:p>ein Dritte</text:p>
          </table:table-cell>
          <table:table-cell office:value-type="string" calcext:value-type="string">
            <text:p>33,33 Prozent einer Einheit</text:p>
          </table:table-cell>
          <table:table-cell/>
          <table:table-cell office:value-type="string" calcext:value-type="string">
            <text:p><text:span text:style-name="T2">[stc://basic-1-0/QuantityThird] &lt;is a&gt; [stc://basic-1-0/</text:span><text:span text:style-name="T3">RelativeQuantity</text:span>]</text:p>
          </table:table-cell>
          <table:table-cell/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QuantityFourth</text:span></text:p>
          </table:table-cell>
          <table:table-cell office:value-type="string" calcext:value-type="string">
            <text:p>A Fourth</text:p>
          </table:table-cell>
          <table:table-cell office:value-type="string" calcext:value-type="string">
            <text:p>ein Viertel</text:p>
          </table:table-cell>
          <table:table-cell office:value-type="string" calcext:value-type="string">
            <text:p>25 Prozent einer Einheit</text:p>
          </table:table-cell>
          <table:table-cell/>
          <table:table-cell office:value-type="string" calcext:value-type="string">
            <text:p><text:span text:style-name="T2">[stc://basic-1-0/QuantityFourth] &lt;is a&gt; [stc://basic-1-0/</text:span><text:span text:style-name="T3">RelativeQuantity</text:span>]</text:p>
          </table:table-cell>
          <table:table-cell/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QuantityFifth</text:span></text:p>
          </table:table-cell>
          <table:table-cell office:value-type="string" calcext:value-type="string">
            <text:p>A Fifth</text:p>
          </table:table-cell>
          <table:table-cell office:value-type="string" calcext:value-type="string">
            <text:p>ein Fünftel</text:p>
          </table:table-cell>
          <table:table-cell office:value-type="string" calcext:value-type="string">
            <text:p>20 Prozent einer Einheit</text:p>
          </table:table-cell>
          <table:table-cell/>
          <table:table-cell office:value-type="string" calcext:value-type="string">
            <text:p><text:span text:style-name="T2">[stc://basic-1-0/QuantityFifth] &lt;is a&gt; [stc://basic-1-0/</text:span><text:span text:style-name="T3">RelativeQuantity</text:span>]</text:p>
          </table:table-cell>
          <table:table-cell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QuantityMajority</text:span></text:p>
          </table:table-cell>
          <table:table-cell office:value-type="string" calcext:value-type="string">
            <text:p>A Majority</text:p>
          </table:table-cell>
          <table:table-cell office:value-type="string" calcext:value-type="string">
            <text:p>eine Mehrheit</text:p>
          </table:table-cell>
          <table:table-cell office:value-type="string" calcext:value-type="string">
            <text:p>Mehrheit bezeichnet die überwiegende Anzahl aus einer Gesamtanzahl von Personen, Meinungen oder Sachen (Gegenteil von Minderheit).</text:p>
          </table:table-cell>
          <table:table-cell/>
          <table:table-cell office:value-type="string" calcext:value-type="string">
            <text:p><text:span text:style-name="T2">[stc://basic-1-0/QuantityMajority] &lt;is a&gt; [stc://basic-1-0/</text:span><text:span text:style-name="T3">RelativeQuantity</text:span>]</text:p>
          </table:table-cell>
          <table:table-cell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QuantityMinority</text:span></text:p>
          </table:table-cell>
          <table:table-cell office:value-type="string" calcext:value-type="string">
            <text:p>A Minority</text:p>
          </table:table-cell>
          <table:table-cell office:value-type="string" calcext:value-type="string">
            <text:p>eine Minderheit</text:p>
          </table:table-cell>
          <table:table-cell office:value-type="string" calcext:value-type="string">
            <text:p>Eine Minderheit ist ein numerisch geringerer Teil einer Gesamtheit, der sich durch personale oder kulturelle Merkmale von der Mehrheit unterscheidet.</text:p>
          </table:table-cell>
          <table:table-cell/>
          <table:table-cell office:value-type="string" calcext:value-type="string">
            <text:p><text:span text:style-name="T2">[stc://basic-1-0/QuantityMinority] &lt;is a&gt; [stc://basic-1-0/</text:span><text:span text:style-name="T3">RelativeQuantity</text:span>]</text:p>
          </table:table-cell>
          <table:table-cell/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QuantityNarrowMajority</text:span></text:p>
          </table:table-cell>
          <table:table-cell office:value-type="string" calcext:value-type="string">
            <text:p>A Narrow Majority</text:p>
          </table:table-cell>
          <table:table-cell office:value-type="string" calcext:value-type="string">
            <text:p>eine knappe Mehrheit</text:p>
          </table:table-cell>
          <table:table-cell table:number-columns-repeated="2"/>
          <table:table-cell office:value-type="string" calcext:value-type="string">
            <text:p><text:span text:style-name="T2">[stc://basic-1-0/QuantityNarrowMajority] &lt;is a&gt; [stc://basic-1-0/</text:span><text:span text:style-name="T3">RelativeQuantity</text:span>]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Zeitangaben</text:p>
          </table:table-cell>
          <table:table-cell table:style-name="ce2"/>
          <table:table-cell table:style-name="ce10"/>
          <table:table-cell table:style-name="ce2" table:number-columns-repeated="3"/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TimeLastNight</text:span></text:p>
          </table:table-cell>
          <table:table-cell office:value-type="string" calcext:value-type="string">
            <text:p>TimeLastNight</text:p>
          </table:table-cell>
          <table:table-cell office:value-type="string" calcext:value-type="string">
            <text:p>Vergangene Nacht</text:p>
          </table:table-cell>
          <table:table-cell office:value-type="string" calcext:value-type="string">
            <text:p>Ein Ereignis wird in der vergangenen Nacht verortet.</text:p>
          </table:table-cell>
          <table:table-cell/>
          <table:table-cell office:value-type="string" calcext:value-type="string">
            <text:p>[stc://basic-1-0/TimeLastNight] &lt;is a&gt; [stc://basic-1-0/Temporal Context]</text:p>
          </table:table-cell>
          <table:table-cell/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TimeLastDay</text:span></text:p>
          </table:table-cell>
          <table:table-cell office:value-type="string" calcext:value-type="string">
            <text:p>TimeLastDay</text:p>
          </table:table-cell>
          <table:table-cell office:value-type="string" calcext:value-type="string">
            <text:p>Gestern</text:p>
          </table:table-cell>
          <table:table-cell office:value-type="string" calcext:value-type="string">
            <text:p>Ein Ereignis wird dem vergangenen Tag zugeordnet.</text:p>
          </table:table-cell>
          <table:table-cell/>
          <table:table-cell office:value-type="string" calcext:value-type="string">
            <text:p>[stc://basic-1-0/TimeLastDay] &lt;is a&gt; [stc://basic-1-0/Temporal Context]</text:p>
          </table:table-cell>
          <table:table-cell/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ForWeeks</text:span></text:p>
          </table:table-cell>
          <table:table-cell office:value-type="string" calcext:value-type="string">
            <text:p>for weeks</text:p>
          </table:table-cell>
          <table:table-cell office:value-type="string" calcext:value-type="string">
            <text:p>wochenlang</text:p>
          </table:table-cell>
          <table:table-cell office:value-type="string" calcext:value-type="string">
            <text:p>viele Wochen andauernd, anhalt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Daily</text:span>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täglich</text:p>
          </table:table-cell>
          <table:table-cell office:value-type="string" calcext:value-type="string">
            <text:p>jeden Tag (vor sich gehend, wiederkehren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WithinTheLastFewWeeks</text:span></text:p>
          </table:table-cell>
          <table:table-cell office:value-type="string" calcext:value-type="string">
            <text:p>within the last few weeks</text:p>
          </table:table-cell>
          <table:table-cell office:value-type="string" calcext:value-type="string">
            <text:p>innerhalb der letzten Wochen</text:p>
          </table:table-cell>
          <table:table-cell office:value-type="string" calcext:value-type="string">
            <text:p>im Zeitraum der vergangenen zwei oder mehr Wo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Today</text:span>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heute</text:p>
          </table:table-cell>
          <table:table-cell office:value-type="string" calcext:value-type="string">
            <text:p>am heutigen T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Past</text:span>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Vergangenheit</text:p>
          </table:table-cell>
          <table:table-cell office:value-type="string" calcext:value-type="string">
            <text:p>In der Vergangenheit liegend (zurückliegen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Future</text:span>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Zukunft</text:p>
          </table:table-cell>
          <table:table-cell office:value-type="string" calcext:value-type="string">
            <text:p>Zeit, die noch bevorsteht, die noch nicht da ist; die erst kommende oder künftige Zeit (und das in ihr zu Erwartend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stc://basic-1-0/<text:span text:style-name="T1">Currently</text:span></text:p>
          </table:table-cell>
          <table:table-cell office:value-type="string" calcext:value-type="string">
            <text:p>currently</text:p>
          </table:table-cell>
          <table:table-cell office:value-type="string" calcext:value-type="string">
            <text:p>aktuell</text:p>
          </table:table-cell>
          <table:table-cell office:value-type="string" calcext:value-type="string">
            <text:p>gegenwärtig vorhanden, bedeutsam für die unmittelbare Gegenwart; gegenwartsbezogen, -nah, zeitnah, zeitgemäß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3" table:number-columns-repeated="2"/>
          <table:table-cell table:style-name="ce7" office:value-type="string" calcext:value-type="string">
            <text:p>Allgemeine Operatoren</text:p>
          </table:table-cell>
          <table:table-cell table:style-name="ce3"/>
          <table:table-cell table:style-name="ce12"/>
          <table:table-cell table:style-name="ce3" table:number-columns-repeated="3"/>
        </table:table-row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stc://ops-1-0/<text:span text:style-name="T1">is_a</text:span></text:p>
          </table:table-cell>
          <table:table-cell office:value-type="string" calcext:value-type="string">
            <text:p>is a</text:p>
          </table:table-cell>
          <table:table-cell office:value-type="string" calcext:value-type="string">
            <text:p>ist ein/e</text:p>
          </table:table-cell>
          <table:table-cell office:value-type="string" calcext:value-type="string">
            <text:p>Die Entität A ist ein Element der Klasse, welche durch die Entität B definiert wird.</text:p>
          </table:table-cell>
          <table:table-cell table:number-columns-repeated="2"/>
          <table:table-cell office:value-type="string" calcext:value-type="string">
            <text:p><text:span text:style-name="T2">[stc://basic-1-0/</text:span><text:span text:style-name="T3">EntityB</text:span><text:span text:style-name="T5">] &lt;stc://basic-1-0/has_attribute&gt; [stc://basic-1-0/</text:span><text:span text:style-name="T3">entity:class</text:span><text:span text:style-name="T5">]</text:span>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stc://ops-1-0/<text:span text:style-name="T1">has_attribute</text:span></text:p>
          </table:table-cell>
          <table:table-cell office:value-type="string" calcext:value-type="string">
            <text:p>has attribute</text:p>
          </table:table-cell>
          <table:table-cell office:value-type="string" calcext:value-type="string">
            <text:p>besitzt das Attribut</text:p>
          </table:table-cell>
          <table:table-cell office:value-type="string" calcext:value-type="string">
            <text:p>Einer Relation oder einer Entität A wird ein Attribut B zugewiesen.</text:p>
          </table:table-cell>
          <table:table-cell office:value-type="string" calcext:value-type="string">
            <text:p>stc://attr-1-0/abstract</text:p>
          </table:table-cell>
          <table:table-cell/>
          <table:table-cell office:value-type="string" calcext:value-type="string">
            <text:p><text:span text:style-name="T2">[stc://basic-1-0/</text:span><text:span text:style-name="T3">EntityB</text:span><text:span text:style-name="T5">] &lt;is a&gt; [stc://basic-1-0/</text:span><text:span text:style-name="T3">Attribute</text:span>]</text:p>
          </table:table-cell>
        </table:table-row>
        <table:table-row table:style-name="ro2">
          <table:table-cell office:value-type="string" calcext:value-type="string">
            <text:p>operator</text:p>
          </table:table-cell>
          <table:table-cell office:value-type="string" calcext:value-type="string">
            <text:p>stc://ops-1-0/<text:span text:style-name="T1">identical</text:span></text:p>
          </table:table-cell>
          <table:table-cell office:value-type="string" calcext:value-type="string">
            <text:p>identical</text:p>
          </table:table-cell>
          <table:table-cell office:value-type="string" calcext:value-type="string">
            <text:p>ist identisch mit</text:p>
          </table:table-cell>
          <table:table-cell office:value-type="string" calcext:value-type="string">
            <text:p>Die Entität A ist identisch der Entität B. Dieser Operator wird benötigt, um im Hintergrundwissen abzulegen, dass eine Entität unterschiedliche UUIDs verwende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stc://ops-1-0/<text:span text:style-name="T1">corresponds_to</text:span></text:p>
          </table:table-cell>
          <table:table-cell office:value-type="string" calcext:value-type="string">
            <text:p>corresponds to</text:p>
          </table:table-cell>
          <table:table-cell office:value-type="string" calcext:value-type="string">
            <text:p>entspricht</text:p>
          </table:table-cell>
          <table:table-cell office:value-type="string" calcext:value-type="string">
            <text:p>Eine Entität A ist einer Entität B gleichwertig oder gleichartig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operator</text:p>
          </table:table-cell>
          <table:table-cell office:value-type="string" calcext:value-type="string">
            <text:p>stc://ops-1-0/<text:span text:style-name="T1">hashtag_means</text:span></text:p>
          </table:table-cell>
          <table:table-cell office:value-type="string" calcext:value-type="string">
            <text:p>hashtag means</text:p>
          </table:table-cell>
          <table:table-cell office:value-type="string" calcext:value-type="string">
            <text:p>Hashtag bedeutet</text:p>
          </table:table-cell>
          <table:table-cell office:value-type="string" calcext:value-type="string">
            <text:p>Wird im zu kodierenden Text ein Hashtag verwendet, so ist die Bedeutung des Hashtags (inhaltlicher Art) über den Operator &lt;hashtag means&gt; als Hintergrundwissen mit dem Hashtag zu verknüpfen. Ja nach Bedeutung kann Entität B z.B. eine Person oder ein Sachverhalt sein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rator</text:p>
          </table:table-cell>
          <table:table-cell office:value-type="string" calcext:value-type="string">
            <text:p>stc://ops-1-0/<text:span text:style-name="T1">profile_represents</text:span></text:p>
          </table:table-cell>
          <table:table-cell office:value-type="string" calcext:value-type="string">
            <text:p>profile represents</text:p>
          </table:table-cell>
          <table:table-cell office:value-type="string" calcext:value-type="string">
            <text:p>Profil repräsentiert</text:p>
          </table:table-cell>
          <table:table-cell office:value-type="string" calcext:value-type="string">
            <text:p>Wird eine SNS-Mention verwendet, so ist das über das mit der Mention verbundene Profil über den Operator &lt;Profil repräsentiert&gt; festzuhalten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rator</text:p>
          </table:table-cell>
          <table:table-cell office:value-type="string" calcext:value-type="string">
            <text:p>stc://ops-1-0/<text:span text:style-name="T1">implies</text:span></text:p>
          </table:table-cell>
          <table:table-cell office:value-type="string" calcext:value-type="string">
            <text:p>implies</text:p>
          </table:table-cell>
          <table:table-cell office:value-type="string" calcext:value-type="string">
            <text:p>impliziert</text:p>
          </table:table-cell>
          <table:table-cell office:value-type="string" calcext:value-type="string">
            <text:p><text:span text:style-name="T2">Wird ein Emoji verwendet und wird darüber eine Emotion übermittelt, so wird die durch das Emoji A übermittelte Emotion B über den Operator &lt;stc://ops-1-0/</text:span><text:span text:style-name="T3">implies</text:span>&gt; kodiert.</text:p>
          </table:table-cell>
          <table:table-cell table:number-columns-repeated="2"/>
          <table:table-cell office:value-type="string" calcext:value-type="string">
            <text:p><text:span text:style-name="T2">[stc://basic-1-0/</text:span><text:span text:style-name="T3">EntityA</text:span><text:span text:style-name="T5">] &lt;is a&gt; [stc://basic-1-0/</text:span><text:span text:style-name="T3">Emoji</text:span>]</text:p>
          </table:table-cell>
        </table:table-row>
        <table:table-row table:style-name="ro2">
          <table:table-cell office:value-type="string" calcext:value-type="string">
            <text:p>operator</text:p>
          </table:table-cell>
          <table:table-cell office:value-type="string" calcext:value-type="string">
            <text:p>stc://ops-1-0/<text:span text:style-name="T1">part_of</text:span></text:p>
          </table:table-cell>
          <table:table-cell office:value-type="string" calcext:value-type="string">
            <text:p>is part of</text:p>
          </table:table-cell>
          <table:table-cell office:value-type="string" calcext:value-type="string">
            <text:p>ist Teil von</text:p>
          </table:table-cell>
          <table:table-cell office:value-type="string" calcext:value-type="string">
            <text:p><text:span text:style-name="T2">Die Entität A gehört zu oder ist eine Teilmenge der von Entität B bezeichneten Menge. Dies kann auch die Zugehörigkeit zu einer sozialen Gruppe beschreiben. Inverser Operator zu &lt;stc://ops-1-0/</text:span><text:span text:style-name="T3">contains</text:span><text:span text:style-name="T5">&gt;</text:span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rator</text:p>
          </table:table-cell>
          <table:table-cell office:value-type="string" calcext:value-type="string">
            <text:p>stc://ops-1-0/<text:span text:style-name="T1">contains</text:span></text:p>
          </table:table-cell>
          <table:table-cell office:value-type="string" calcext:value-type="string">
            <text:p>contain(s)</text:p>
          </table:table-cell>
          <table:table-cell office:value-type="string" calcext:value-type="string">
            <text:p>enthält/enthalten</text:p>
          </table:table-cell>
          <table:table-cell office:value-type="string" calcext:value-type="string">
            <text:p><text:span text:style-name="T2">Eine Menge (Entität A) enthält/beinhaltet eine Entität B. Element B ist Teil der Menge A. Inverser Operator zu &lt;stc://ops-1-0/</text:span><text:span text:style-name="T3">part_of</text:span>&gt;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stc://ops-1-0/<text:span text:style-name="T1">is</text:span>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hat die Eigenschaft</text:p>
          </table:table-cell>
          <table:table-cell office:value-type="string" calcext:value-type="string">
            <text:p>Die Entität A hat die durch [Entität B] definierte Eigenschaft.</text:p>
          </table:table-cell>
          <table:table-cell table:number-columns-repeated="2"/>
          <table:table-cell office:value-type="string" calcext:value-type="string">
            <text:p><text:span text:style-name="T2">[stc://basic-1-0/</text:span><text:span text:style-name="T3">EntityB</text:span><text:span text:style-name="T5">] &lt;is a&gt; [stc://basic-1-0/</text:span><text:span text:style-name="T1">Quality</text:span>]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stc://ops-1-0/<text:span text:style-name="T1">applicable</text:span></text:p>
          </table:table-cell>
          <table:table-cell office:value-type="string" calcext:value-type="string">
            <text:p>is applicable to</text:p>
          </table:table-cell>
          <table:table-cell office:value-type="string" calcext:value-type="string">
            <text:p>ist anwendbar auf</text:p>
          </table:table-cell>
          <table:table-cell office:value-type="string" calcext:value-type="string">
            <text:p>Legt fest, auf welche Elemente ein Attribut anwendbar ist.</text:p>
          </table:table-cell>
          <table:table-cell office:value-type="string" calcext:value-type="string">
            <text:p>stc://attr-1-0/abstr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stc://ops-1-0/<text:span text:style-name="T1">assign_topic</text:span></text:p>
          </table:table-cell>
          <table:table-cell office:value-type="string" calcext:value-type="string">
            <text:p>assign topic</text:p>
          </table:table-cell>
          <table:table-cell office:value-type="string" calcext:value-type="string">
            <text:p>gehört zu</text:p>
          </table:table-cell>
          <table:table-cell office:value-type="string" calcext:value-type="string">
            <text:p>Eine Entität A wird einem Thema B (Klasse:Thema) zugeordnet.</text:p>
          </table:table-cell>
          <table:table-cell table:number-columns-repeated="2"/>
          <table:table-cell office:value-type="string" calcext:value-type="string">
            <text:p><text:span text:style-name="T2">[stc://basic-1-0/</text:span><text:span text:style-name="T3">EntityB</text:span><text:span text:style-name="T5">] &lt;is a&gt; [stc://basic-1-0/</text:span><text:span text:style-name="T3">Topic</text:span>]</text:p>
          </table:table-cell>
        </table:table-row>
        <table:table-row table:style-name="ro2">
          <table:table-cell office:value-type="string" calcext:value-type="string">
            <text:p>operator</text:p>
          </table:table-cell>
          <table:table-cell office:value-type="string" calcext:value-type="string">
            <text:p>stc://ops-1-0/<text:span text:style-name="T1">specified_by</text:span></text:p>
          </table:table-cell>
          <table:table-cell office:value-type="string" calcext:value-type="string">
            <text:p>is specified by</text:p>
          </table:table-cell>
          <table:table-cell office:value-type="string" calcext:value-type="string">
            <text:p>wird spezifiziert durch</text:p>
          </table:table-cell>
          <table:table-cell office:value-type="string" calcext:value-type="string">
            <text:p><text:span text:style-name="T2">Ein Schema A wird durch konkrete Personen, Sachverhalten, Kontext, … B spezifiziert. In aller Regel, aber nicht zwangsläufig, ergibt sich dadurch eine konkrete Handlung oder ein konkreter Sachverhalt (siehe Definierende Operatoren)</text:span>.</text:p>
          </table:table-cell>
          <table:table-cell office:value-type="string" calcext:value-type="string">
            <text:p><text:span text:style-name="T2">stc://attr-1-0/class</text:span></text:p>
            <text:p><text:span text:style-name="T2">stc://attr-1-0/abstract</text:span></text:p>
          </table:table-cell>
          <table:table-cell/>
          <table:table-cell office:value-type="string" calcext:value-type="string">
            <text:p><text:span text:style-name="T2">[stc://basic-1-0/</text:span><text:span text:style-name="T3">EntityA</text:span><text:span text:style-name="T5">] &lt;is a&gt; [stc://basic-1-0/</text:span><text:span text:style-name="T3">Scheme</text:span><text:span text:style-name="T5">]</text:span>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stc://ops-1-0/<text:span text:style-name="T1">affects</text:span>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betrifft</text:p>
          </table:table-cell>
          <table:table-cell office:value-type="string" calcext:value-type="string">
            <text:p>Ein Schema A wird dadurch konkretisiert, dass es Personen, Sachverhalten, Kontext, … B betrifft.</text:p>
          </table:table-cell>
          <table:table-cell/>
          <table:table-cell office:value-type="string" calcext:value-type="string">
            <text:p><text:span text:style-name="T2">[stc://ops-1-0/</text:span><text:span text:style-name="T3">affects</text:span><text:span text:style-name="T5">] &lt;is a&gt; [stc://ops-1-0/</text:span><text:span text:style-name="T3">specified_by</text:span>]</text:p>
          </table:table-cell>
          <table:table-cell/>
        </table:table-row>
        <table:table-row table:style-name="ro2">
          <table:table-cell office:value-type="string" calcext:value-type="string">
            <text:p>operator</text:p>
          </table:table-cell>
          <table:table-cell office:value-type="string" calcext:value-type="string">
            <text:p>stc://ops-1-0/<text:span text:style-name="T1">assign_context</text:span></text:p>
          </table:table-cell>
          <table:table-cell office:value-type="string" calcext:value-type="string">
            <text:p>assign context</text:p>
          </table:table-cell>
          <table:table-cell office:value-type="string" calcext:value-type="string">
            <text:p>ordnet zu</text:p>
          </table:table-cell>
          <table:table-cell office:value-type="string" calcext:value-type="string">
            <text:p>Eine Entität A (z.B. ein Ereignis) wird explizit einem Kontext B (z.B. der Vergangenheit) zugeordnet. Bei zeitlichen Zuordnungen bitte den spezifischeren Operator &lt;zeitliche Zuordnung&gt; verwenden</text:p>
          </table:table-cell>
          <table:table-cell/>
          <table:table-cell office:value-type="string" calcext:value-type="string">
            <text:p><text:span text:style-name="T2">[stc://ops-1-0/</text:span><text:span text:style-name="T3">affects</text:span><text:span text:style-name="T5">] &lt;is a&gt; [stc://ops-1-0/</text:span><text:span text:style-name="T3">specified_by</text:span>]</text:p>
          </table:table-cell>
          <table:table-cell office:value-type="string" calcext:value-type="string">
            <text:p><text:span text:style-name="T2">[stc://basic-1-0/</text:span><text:span text:style-name="T3">EntityB</text:span><text:span text:style-name="T5">] &lt;is a&gt; [stc://basic-1-0/</text:span><text:span text:style-name="T1">Context</text:span>]</text:p>
          </table:table-cell>
        </table:table-row>
        <table:table-row table:style-name="ro3">
          <table:table-cell office:value-type="string" calcext:value-type="string">
            <text:p>operator</text:p>
          </table:table-cell>
          <table:table-cell office:value-type="string" calcext:value-type="string">
            <text:p>stc://ops-1-0/<text:span text:style-name="T1">assign_temporal</text:span></text:p>
          </table:table-cell>
          <table:table-cell office:value-type="string" calcext:value-type="string">
            <text:p>assign temporal</text:p>
          </table:table-cell>
          <table:table-cell office:value-type="string" calcext:value-type="string">
            <text:p>zeitliche Zuordnung</text:p>
          </table:table-cell>
          <table:table-cell office:value-type="string" calcext:value-type="string">
            <text:p><text:span text:style-name="T2">Eine zeitliche Zuordnung eines Ereignisses A zu einem Zeitpunkt oder einem zeitlichen Kontext B. Vorsicht mit Zeitformen: Wenn keine explizite Zuordnung erfolgt, sondern nur die Vergangenheitsform genutzt wird, ist zur Kennzeichnung des zeitlichen Ablaufs das Attribut [stc://basic-1-0/</text:span><text:span text:style-name="T3">relation:past</text:span>] zu verwenden.</text:p>
          </table:table-cell>
          <table:table-cell/>
          <table:table-cell office:value-type="string" calcext:value-type="string">
            <text:p><text:span text:style-name="T2">[stc://ops-1-0/</text:span><text:span text:style-name="T3">affects</text:span><text:span text:style-name="T5">] &lt;is a&gt; [stc://ops-1-0/</text:span><text:span text:style-name="T3">specified_by</text:span>]</text:p>
          </table:table-cell>
          <table:table-cell office:value-type="string" calcext:value-type="string">
            <text:p><text:span text:style-name="T2">[stc://basic-1-0/</text:span><text:span text:style-name="T3">EntityB</text:span><text:span text:style-name="T5">] &lt;is a&gt; [stc://basic-1-0/</text:span><text:span text:style-name="T3">TemporalContext</text:span>]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stc://ops-1-0/<text:span text:style-name="T1">assign_spacial</text:span></text:p>
          </table:table-cell>
          <table:table-cell office:value-type="string" calcext:value-type="string">
            <text:p>assign spacial</text:p>
          </table:table-cell>
          <table:table-cell office:value-type="string" calcext:value-type="string">
            <text:p>örtliche Zuordnung</text:p>
          </table:table-cell>
          <table:table-cell office:value-type="string" calcext:value-type="string">
            <text:p>Eine örtliche Zuordnung eines Ereignisses (Entität A) zu einer Entität B &lt;is a&gt; [SpacialContext].</text:p>
          </table:table-cell>
          <table:table-cell/>
          <table:table-cell office:value-type="string" calcext:value-type="string">
            <text:p><text:span text:style-name="T2">[stc://ops-1-0/</text:span><text:span text:style-name="T3">affects</text:span><text:span text:style-name="T5">] &lt;is a&gt; [stc://ops-1-0/</text:span><text:span text:style-name="T3">specified_by</text:span>]</text:p>
          </table:table-cell>
          <table:table-cell office:value-type="string" calcext:value-type="string">
            <text:p><text:span text:style-name="T2">[stc://basic-1-0/</text:span><text:span text:style-name="T3">EntityB</text:span><text:span text:style-name="T5">] &lt;is a&gt; [stc://basic-1-0/</text:span><text:span text:style-name="T3">SpacialContext</text:span>]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3" table:number-columns-repeated="2"/>
          <table:table-cell table:style-name="ce7" office:value-type="string" calcext:value-type="string">
            <text:p>Definierende Operatoren</text:p>
          </table:table-cell>
          <table:table-cell table:style-name="ce3"/>
          <table:table-cell table:style-name="ce12"/>
          <table:table-cell table:style-name="ce3" table:number-columns-repeated="3"/>
        </table:table-row>
        <table:table-row table:style-name="ro2">
          <table:table-cell office:value-type="string" calcext:value-type="string">
            <text:p>operator</text:p>
          </table:table-cell>
          <table:table-cell office:value-type="string" calcext:value-type="string">
            <text:p>stc://ops-1-0/<text:span text:style-name="T1">and</text:span>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Die Vereinigungsmenge der Entitäten A und B definiert eine neue Entität → beide Entitäten sind Mengen oder Gruppen. Nicht zu verwechseln mit dem logischen „Oder“ (Schnittmenge).</text:p>
          </table:table-cell>
          <table:table-cell office:value-type="string" calcext:value-type="string">
            <text:p>stc://attr-1-0/defin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rator</text:p>
          </table:table-cell>
          <table:table-cell office:value-type="string" calcext:value-type="string">
            <text:p>stc://ops-1-0/<text:span text:style-name="T1">or</text:span>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der</text:p>
          </table:table-cell>
          <table:table-cell office:value-type="string" calcext:value-type="string">
            <text:p>Die neue Entität kann Entität A oder Entität B sein. Zur Verwendung im Kontext von Restriktionen.</text:p>
          </table:table-cell>
          <table:table-cell office:value-type="string" calcext:value-type="string">
            <text:p>stc://attr-1-0/abstract</text:p>
            <text:p>stc://attr-1-0/def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stc://ops-1-0/<text:span text:style-name="T1">simultaneously</text:span></text:p>
          </table:table-cell>
          <table:table-cell office:value-type="string" calcext:value-type="string">
            <text:p>simultaneously</text:p>
          </table:table-cell>
          <table:table-cell office:value-type="string" calcext:value-type="string">
            <text:p>zugleich</text:p>
          </table:table-cell>
          <table:table-cell office:value-type="string" calcext:value-type="string">
            <text:p>Definiert eine Situation welche das gleichzeitige Eintreten zweiter Situationen oder Bedingungen (A/B) beschreibt.</text:p>
          </table:table-cell>
          <table:table-cell office:value-type="string" calcext:value-type="string">
            <text:p>stc://attr-1-0/defin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rator</text:p>
          </table:table-cell>
          <table:table-cell office:value-type="string" calcext:value-type="string">
            <text:p>stc://ops-1-0/<text:span text:style-name="T1">share_quantitative</text:span></text:p>
          </table:table-cell>
          <table:table-cell office:value-type="string" calcext:value-type="string">
            <text:p>share quantitative</text:p>
          </table:table-cell>
          <table:table-cell office:value-type="string" calcext:value-type="string">
            <text:p>Anteil quantitativ</text:p>
          </table:table-cell>
          <table:table-cell office:value-type="string" calcext:value-type="string">
            <text:p>Dieser Operator wird verwendet, um einen quantitativen Anteil einer Menge als neue Entität zu definieren. Der Anteil wird als Entität A angegeben, z.B. [ein Drittel], die Grundgesamtheit als Entität B, z.B. [Polizisten in Los Angeles]</text:p>
          </table:table-cell>
          <table:table-cell office:value-type="string" calcext:value-type="string">
            <text:p>stc://attr-1-0/def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stc://ops-1-0/<text:span text:style-name="T1">share_qualitative</text:span></text:p>
          </table:table-cell>
          <table:table-cell office:value-type="string" calcext:value-type="string">
            <text:p>share qualitative</text:p>
          </table:table-cell>
          <table:table-cell office:value-type="string" calcext:value-type="string">
            <text:p>Anteil qualitativ</text:p>
          </table:table-cell>
          <table:table-cell office:value-type="string" calcext:value-type="string">
            <text:p>Dieser Operator wird verwendet, um eine Teilmenge anhand eines Merkmals (Entität A) zu definieren.</text:p>
          </table:table-cell>
          <table:table-cell office:value-type="string" calcext:value-type="string">
            <text:p>stc://attr-1-0/defin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rator</text:p>
          </table:table-cell>
          <table:table-cell office:value-type="string" calcext:value-type="string">
            <text:p>stc://ops-1-0/<text:span text:style-name="T1">share_unspecific</text:span>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Anteil</text:p>
          </table:table-cell>
          <table:table-cell office:value-type="string" calcext:value-type="string">
            <text:p>Der Operator wird verwendet, um einen nicht näher spezifizierten Anteil einer Gruppe (Entität B) zu definieren, die Entität A ist in diesem Fall immer "unspezifischer Anteil".</text:p>
          </table:table-cell>
          <table:table-cell office:value-type="string" calcext:value-type="string">
            <text:p>stc://attr-1-0/defines</text:p>
          </table:table-cell>
          <table:table-cell/>
          <table:table-cell office:value-type="string" calcext:value-type="string">
            <text:p><text:span text:style-name="T2">[stc://basic-1-0/</text:span><text:span text:style-name="T3">EntityA</text:span><text:span text:style-name="T5">] &lt;is a&gt; [stc://basic-1-0/</text:span><text:span text:style-name="T3">UnspecificQuantity</text:span><text:span text:style-name="T5">]</text:span></text:p>
          </table:table-cell>
        </table:table-row>
        <table:table-row table:style-name="ro2">
          <table:table-cell office:value-type="string" calcext:value-type="string">
            <text:p>operator</text:p>
          </table:table-cell>
          <table:table-cell office:value-type="string" calcext:value-type="string">
            <text:p>stc://ops-1-0/<text:span text:style-name="T1">has_value</text:span></text:p>
          </table:table-cell>
          <table:table-cell office:value-type="string" calcext:value-type="string">
            <text:p>has the value</text:p>
          </table:table-cell>
          <table:table-cell office:value-type="string" calcext:value-type="string">
            <text:p>hat den Wert</text:p>
          </table:table-cell>
          <table:table-cell office:value-type="string" calcext:value-type="string">
            <text:p>Definiert aus einer Einheit und einer Quantität einen Wert. Dies kann z.B. aus [Date] und [1980-03-16] den 16. März 1980 als Datum definieren. <text:span text:style-name="T1">Hinweis:</text:span><text:span text:style-name="T6"> Der Umgang mit Werten und Daten ist noch nicht hinreichend spezifiziert.</text:span></text:p>
          </table:table-cell>
          <table:table-cell office:value-type="string" calcext:value-type="string">
            <text:p>stc://attr-1-0/defines</text:p>
          </table:table-cell>
          <table:table-cell/>
          <table:table-cell office:value-type="string" calcext:value-type="string">
            <text:p><text:span text:style-name="T2">[stc://basic-1-0/</text:span><text:span text:style-name="T3">EntityA</text:span><text:span text:style-name="T5">] &lt;is a&gt; [https://schema.org/</text:span><text:span text:style-name="T3">DataType</text:span><text:span text:style-name="T5">]</text:span></text:p>
            <text:p><text:span text:style-name="T2">[stc://basic-1-0/</text:span><text:span text:style-name="T3">EntityB</text:span><text:span text:style-name="T5">] &lt;is a&gt; [-noch nicht komplett spezifiziert-]</text:span></text:p>
          </table:table-cell>
        </table:table-row>
        <table:table-row table:style-name="ro3">
          <table:table-cell office:value-type="string" calcext:value-type="string">
            <text:p>operator</text:p>
          </table:table-cell>
          <table:table-cell office:value-type="string" calcext:value-type="string">
            <text:p>stc://ops-1-0/<text:span text:style-name="T1">from_to_datetime</text:span></text:p>
          </table:table-cell>
          <table:table-cell office:value-type="string" calcext:value-type="string">
            <text:p>from … to</text:p>
          </table:table-cell>
          <table:table-cell office:value-type="string" calcext:value-type="string">
            <text:p>von … bis</text:p>
          </table:table-cell>
          <table:table-cell office:value-type="string" calcext:value-type="string">
            <text:p>Definiert aus zwei Zeitpunkten oder Daten einen Zeitraum.</text:p>
          </table:table-cell>
          <table:table-cell office:value-type="string" calcext:value-type="string">
            <text:p>stc://attr-1-0/defines</text:p>
          </table:table-cell>
          <table:table-cell/>
          <table:table-cell office:value-type="string" calcext:value-type="string">
            <text:p><text:span text:style-name="T2">[stc://basic-1-0/</text:span><text:span text:style-name="T3">EntityA</text:span><text:span text:style-name="T5">] &lt;is a&gt; [stc://basic-1-0/</text:span><text:span text:style-name="T3">DateOrTime</text:span><text:span text:style-name="T5">]</text:span></text:p>
            <text:p><text:span text:style-name="T2">[stc://basic-1-0/</text:span><text:span text:style-name="T3">EntityB</text:span><text:span text:style-name="T5">] &lt;is a&gt; [stc://basic-1-0/</text:span><text:span text:style-name="T3">DateOrTime</text:span><text:span text:style-name="T5">]</text:span></text:p>
            <text:p><text:span text:style-name="T2">[stc://basic-1-0/</text:span><text:span text:style-name="T3">EntityDefined</text:span><text:span text:style-name="T5">] &lt;is a&gt; [stc://basic-1-0/</text:span><text:span text:style-name="T3">DateRange</text:span><text:span text:style-name="T5">]</text:span>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3" table:number-columns-repeated="2"/>
          <table:table-cell table:style-name="ce7" office:value-type="string" calcext:value-type="string">
            <text:p>Verhalten, Kausalität und Logik</text:p>
          </table:table-cell>
          <table:table-cell table:style-name="ce3"/>
          <table:table-cell table:style-name="ce12"/>
          <table:table-cell table:style-name="ce3" table:number-columns-repeated="3"/>
        </table:table-row>
        <table:table-row table:style-name="ro2">
          <table:table-cell office:value-type="string" calcext:value-type="string">
            <text:p>operator</text:p>
          </table:table-cell>
          <table:table-cell office:value-type="string" calcext:value-type="string">
            <text:p>stc://ops-1-0/<text:span text:style-name="T1">does</text:span></text:p>
          </table:table-cell>
          <table:table-cell office:value-type="string" calcext:value-type="string">
            <text:p>does</text:p>
          </table:table-cell>
          <table:table-cell office:value-type="string" calcext:value-type="string">
            <text:p>macht</text:p>
          </table:table-cell>
          <table:table-cell office:value-type="string" calcext:value-type="string">
            <text:p>Ein Akteur [Entität A] führt oder führte eine Handlung [Entität B] aus/durch.</text:p>
          </table:table-cell>
          <table:table-cell table:number-columns-repeated="2"/>
          <table:table-cell office:value-type="string" calcext:value-type="string">
            <text:p><text:span text:style-name="T2">[stc://basic-1-0/</text:span><text:span text:style-name="T3">EntityA</text:span><text:span text:style-name="T5">] &lt;is a&gt; [stc://basic-1-0/</text:span><text:span text:style-name="T3">ActingEntity</text:span>]</text:p>
            <text:p><text:span text:style-name="T2">[stc://basic-1-0/</text:span><text:span text:style-name="T3">EntityB</text:span><text:span text:style-name="T5">] &lt;is a&gt; [stc://basic-1-0/</text:span><text:span text:style-name="T3">Action</text:span><text:span text:style-name="T5">]</text:span></text:p>
          </table:table-cell>
        </table:table-row>
        <table:table-row table:style-name="ro2">
          <table:table-cell office:value-type="string" calcext:value-type="string">
            <text:p>operator</text:p>
          </table:table-cell>
          <table:table-cell office:value-type="string" calcext:value-type="string">
            <text:p>stc://ops-1-0/<text:span text:style-name="T1">does_not</text:span></text:p>
          </table:table-cell>
          <table:table-cell office:value-type="string" calcext:value-type="string">
            <text:p>does not</text:p>
          </table:table-cell>
          <table:table-cell office:value-type="string" calcext:value-type="string">
            <text:p>macht nicht</text:p>
          </table:table-cell>
          <table:table-cell office:value-type="string" calcext:value-type="string">
            <text:p>Ein Akteur [Entität A] führt oder führte eine Handlung [Entität B] nicht aus.</text:p>
          </table:table-cell>
          <table:table-cell table:number-columns-repeated="2"/>
          <table:table-cell office:value-type="string" calcext:value-type="string">
            <text:p><text:span text:style-name="T2">[stc://basic-1-0/</text:span><text:span text:style-name="T3">EntityA</text:span><text:span text:style-name="T5">] &lt;is a&gt; [stc://basic-1-0/</text:span><text:span text:style-name="T3">ActingEntity</text:span>]</text:p>
            <text:p><text:span text:style-name="T2">[stc://basic-1-0/</text:span><text:span text:style-name="T3">EntityB</text:span><text:span text:style-name="T5">] &lt;is a&gt; [stc://basic-1-0/</text:span><text:span text:style-name="T3">Action</text:span><text:span text:style-name="T5">]</text:span></text:p>
          </table:table-cell>
        </table:table-row>
        <table:table-row table:style-name="ro2">
          <table:table-cell office:value-type="string" calcext:value-type="string">
            <text:p>operator</text:p>
          </table:table-cell>
          <table:table-cell office:value-type="string" calcext:value-type="string">
            <text:p>stc://ops-1-0/<text:span text:style-name="T1">uses</text:span>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verwenden</text:p>
          </table:table-cell>
          <table:table-cell office:value-type="string" calcext:value-type="string">
            <text:p>Ein Akteur [Entität A] verwendet eine Technik [Entität B].</text:p>
          </table:table-cell>
          <table:table-cell table:number-columns-repeated="2"/>
          <table:table-cell office:value-type="string" calcext:value-type="string">
            <text:p><text:span text:style-name="T2">[stc://basic-1-0/</text:span><text:span text:style-name="T3">EntityA</text:span><text:span text:style-name="T5">] &lt;is a&gt; [stc://basic-1-0/</text:span><text:span text:style-name="T3">ActingEntity</text:span>]</text:p>
            <text:p><text:span text:style-name="T2">[stc://basic-1-0/</text:span><text:span text:style-name="T3">EntityB</text:span><text:span text:style-name="T5">] &lt;is a&gt; [stc://basic-1-0/</text:span><text:span text:style-name="T3">Action</text:span><text:span text:style-name="T5">]</text:span>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stc://ops-1-0/<text:span text:style-name="T1">in_schema</text:span></text:p>
          </table:table-cell>
          <table:table-cell office:value-type="string" calcext:value-type="string">
            <text:p>in schema</text:p>
          </table:table-cell>
          <table:table-cell office:value-type="string" calcext:value-type="string">
            <text:p>folgt dem Schema</text:p>
          </table:table-cell>
          <table:table-cell office:value-type="string" calcext:value-type="string">
            <text:p>Ein Prozess, eine Tätigkeit oder ein Ablauf folgt einem Schema B.</text:p>
          </table:table-cell>
          <table:table-cell table:number-columns-repeated="2"/>
          <table:table-cell office:value-type="string" calcext:value-type="string">
            <text:p><text:span text:style-name="T2">[stc://basic-1-0/</text:span><text:span text:style-name="T3">EntityB</text:span><text:span text:style-name="T5">] &lt;is a&gt; [stc://basic-1-0/</text:span><text:span text:style-name="T3">Scheme</text:span><text:span text:style-name="T5">]</text:span>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stc://ops-1-0/<text:span text:style-name="T1">ascribed_to_schema</text:span></text:p>
          </table:table-cell>
          <table:table-cell office:value-type="string" calcext:value-type="string">
            <text:p>is ascribed the schema</text:p>
          </table:table-cell>
          <table:table-cell office:value-type="string" calcext:value-type="string">
            <text:p>wird zugeschrieben dem Schema</text:p>
          </table:table-cell>
          <table:table-cell office:value-type="string" calcext:value-type="string">
            <text:p>Einer Gruppe von Personen A wird ein Schema B zugeschrieben.</text:p>
          </table:table-cell>
          <table:table-cell table:number-columns-repeated="2"/>
          <table:table-cell office:value-type="string" calcext:value-type="string">
            <text:p><text:span text:style-name="T2">[stc://basic-1-0/</text:span><text:span text:style-name="T3">EntityB</text:span><text:span text:style-name="T5">] &lt;is a&gt; [stc://basic-1-0/</text:span><text:span text:style-name="T3">Schema</text:span>]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stc://ops-1-0/<text:span text:style-name="T1">affects</text:span>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hat Einfluss auf</text:p>
          </table:table-cell>
          <table:table-cell office:value-type="string" calcext:value-type="string">
            <text:p>Ein Sachverhalt A hat Einfluss auf Sachverhalt B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stc://ops-1-0/<text:span text:style-name="T1">increases</text:span></text:p>
          </table:table-cell>
          <table:table-cell office:value-type="string" calcext:value-type="string">
            <text:p>increases</text:p>
          </table:table-cell>
          <table:table-cell office:value-type="string" calcext:value-type="string">
            <text:p>erhöht</text:p>
          </table:table-cell>
          <table:table-cell office:value-type="string" calcext:value-type="string">
            <text:p>Ein Ereignis oder Verhalten A erhöht den Sachverhalt 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stc://ops-1-0/<text:span text:style-name="T1">decreases</text:span></text:p>
          </table:table-cell>
          <table:table-cell office:value-type="string" calcext:value-type="string">
            <text:p>decreases</text:p>
          </table:table-cell>
          <table:table-cell office:value-type="string" calcext:value-type="string">
            <text:p>verringert</text:p>
          </table:table-cell>
          <table:table-cell office:value-type="string" calcext:value-type="string">
            <text:p>Ein Ereignis oder Verhalten A reduziert den Sachverhalt 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stc://ops-1-0/<text:span text:style-name="T1">causes</text:span></text:p>
          </table:table-cell>
          <table:table-cell office:value-type="string" calcext:value-type="string">
            <text:p>causes</text:p>
          </table:table-cell>
          <table:table-cell office:value-type="string" calcext:value-type="string">
            <text:p>führt zu</text:p>
          </table:table-cell>
          <table:table-cell office:value-type="string" calcext:value-type="string">
            <text:p>Ein Ereignis oder Verhalten A führt zu einem Ereignis B</text:p>
          </table:table-cell>
          <table:table-cell table:number-columns-repeated="2"/>
          <table:table-cell office:value-type="string" calcext:value-type="string">
            <text:p><text:span text:style-name="T2">[stc://basic-1-0/</text:span><text:span text:style-name="T3">EntityB</text:span><text:span text:style-name="T5">] &lt;is a&gt; [https://schema.org/</text:span><text:span text:style-name="T3">Event</text:span>]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stc://ops-1-0/<text:span text:style-name="T1">not_causes</text:span></text:p>
          </table:table-cell>
          <table:table-cell office:value-type="string" calcext:value-type="string">
            <text:p>does not lead to</text:p>
          </table:table-cell>
          <table:table-cell office:value-type="string" calcext:value-type="string">
            <text:p>führt nicht zu</text:p>
          </table:table-cell>
          <table:table-cell office:value-type="string" calcext:value-type="string">
            <text:p>Ein Ereignis A führt NICHT zu einem Ereignis B, es besteht kein Zusammenhang zwischen diesen Ereignisse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stc://ops-1-0/<text:span text:style-name="T1">not_required</text:span></text:p>
          </table:table-cell>
          <table:table-cell office:value-type="string" calcext:value-type="string">
            <text:p>not needed/required</text:p>
          </table:table-cell>
          <table:table-cell office:value-type="string" calcext:value-type="string">
            <text:p>benötigt nicht</text:p>
          </table:table-cell>
          <table:table-cell office:value-type="string" calcext:value-type="string">
            <text:p>Eine Sache A wird nicht benötigt/ist nicht erforderlich für Sachverhalt B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stc://ops-1-0/<text:span text:style-name="T1">insufficient</text:span></text:p>
          </table:table-cell>
          <table:table-cell office:value-type="string" calcext:value-type="string">
            <text:p>is insufficient for</text:p>
          </table:table-cell>
          <table:table-cell office:value-type="string" calcext:value-type="string">
            <text:p>reicht alleine nicht für</text:p>
          </table:table-cell>
          <table:table-cell office:value-type="string" calcext:value-type="string">
            <text:p>Ein Ereignis A reicht (alleine) nicht aus, um Ereignis B auszulöse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stc://ops-1-0/<text:span text:style-name="T1">requires</text:span></text:p>
          </table:table-cell>
          <table:table-cell office:value-type="string" calcext:value-type="string">
            <text:p>require(s)</text:p>
          </table:table-cell>
          <table:table-cell office:value-type="string" calcext:value-type="string">
            <text:p>erfordert/erfordern</text:p>
          </table:table-cell>
          <table:table-cell office:value-type="string" calcext:value-type="string">
            <text:p>Ereignis A kann nur eintreten, wenn Ereignis/Sachverhalt B gegeben ist. Inverser Operator zu &lt;stc://basic-1-0/<text:span text:style-name="T1">is_condition_for</text:span><text:span text:style-name="T6">&gt;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stc://ops-1-0/<text:span text:style-name="T1">is_condition_for</text:span></text:p>
          </table:table-cell>
          <table:table-cell office:value-type="string" calcext:value-type="string">
            <text:p>is condition for</text:p>
          </table:table-cell>
          <table:table-cell office:value-type="string" calcext:value-type="string">
            <text:p>ist Bedingung für</text:p>
          </table:table-cell>
          <table:table-cell office:value-type="string" calcext:value-type="string">
            <text:p>Eine Entität A ist eine Voraussetzung für Entität B (oder wird als solche dargestellt). Inverser Operator zu &lt;stc://basic-1-0/<text:span text:style-name="T1">requires</text:span>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stc://ops-1-0/<text:span text:style-name="T1">not_unless</text:span></text:p>
          </table:table-cell>
          <table:table-cell office:value-type="string" calcext:value-type="string">
            <text:p>not unless</text:p>
          </table:table-cell>
          <table:table-cell office:value-type="string" calcext:value-type="string">
            <text:p>nicht solange bis</text:p>
          </table:table-cell>
          <table:table-cell office:value-type="string" calcext:value-type="string">
            <text:p>Ein Ereignis A tritt (zeitlich) nicht ein, solange nicht ein anderes Ereignis B eintritt.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style-name="ce4" table:number-columns-repeated="2"/>
          <table:table-cell table:style-name="ce8" office:value-type="string" calcext:value-type="string">
            <text:p>Attribute</text:p>
          </table:table-cell>
          <table:table-cell table:style-name="ce4"/>
          <table:table-cell table:style-name="ce13"/>
          <table:table-cell table:style-name="ce4" table:number-columns-repeated="3"/>
        </table:table-row>
        <table:table-row table:style-name="ro1">
          <table:table-cell office:value-type="string" calcext:value-type="string">
            <text:p>Attribut</text:p>
          </table:table-cell>
          <table:table-cell office:value-type="string" calcext:value-type="string">
            <text:p>stc://attr-1-0/<text:span text:style-name="T1">class</text:span></text:p>
          </table:table-cell>
          <table:table-cell office:value-type="string" calcext:value-type="string">
            <text:p>entity:class</text:p>
          </table:table-cell>
          <table:table-cell office:value-type="string" calcext:value-type="string">
            <text:p>Klasse von Entitäten</text:p>
          </table:table-cell>
          <table:table-cell office:value-type="string" calcext:value-type="string">
            <text:p>Die Entität beschreibt eine Klasse von Entitäten, z.B. eine soziale Klasse wie [US-Präsidenten]</text:p>
          </table:table-cell>
          <table:table-cell table:number-columns-repeated="2"/>
          <table:table-cell office:value-type="string" calcext:value-type="string">
            <text:p><text:span text:style-name="T2">[stc://basic-1-0/</text:span><text:span text:style-name="T3">attribute:abstract</text:span><text:span text:style-name="T5">] &lt;stc://basic-1-0/</text:span><text:span text:style-name="T3">applicable</text:span><text:span text:style-name="T5">&gt; [stc://basic-1-0/</text:span><text:span text:style-name="T3">Entity</text:span><text:span text:style-name="T5">]</text:span></text:p>
          </table:table-cell>
        </table:table-row>
        <table:table-row table:style-name="ro1">
          <table:table-cell office:value-type="string" calcext:value-type="string">
            <text:p>Attribut</text:p>
          </table:table-cell>
          <table:table-cell office:value-type="string" calcext:value-type="string">
            <text:p>stc://attr-1-0/<text:span text:style-name="T1">relation:past</text:span></text:p>
          </table:table-cell>
          <table:table-cell office:value-type="string" calcext:value-type="string">
            <text:p>past facts (attribute)</text:p>
          </table:table-cell>
          <table:table-cell office:value-type="string" calcext:value-type="string">
            <text:p>vergangene Handlung/Ereignis (Attribut)</text:p>
          </table:table-cell>
          <table:table-cell office:value-type="string" calcext:value-type="string">
            <text:p>Eine Handlung oder ein Ereignis ist in der Vergangenheit geschehen.</text:p>
          </table:table-cell>
          <table:table-cell table:number-columns-repeated="2"/>
          <table:table-cell office:value-type="string" calcext:value-type="string">
            <text:p><text:span text:style-name="T2">[stc://basic-1-0/</text:span><text:span text:style-name="T3">attribute:abstract</text:span><text:span text:style-name="T5">] &lt;stc://basic-1-0/</text:span><text:span text:style-name="T3">applicable</text:span><text:span text:style-name="T5">&gt; [stc://basic-1-0/</text:span><text:span text:style-name="T3">Relation</text:span><text:span text:style-name="T5">]</text:span></text:p>
          </table:table-cell>
        </table:table-row>
        <table:table-row table:style-name="ro1">
          <table:table-cell office:value-type="string" calcext:value-type="string">
            <text:p>Attribut</text:p>
          </table:table-cell>
          <table:table-cell office:value-type="string" calcext:value-type="string">
            <text:p>stc://attr-1-0/<text:span text:style-name="T1">relation:figurative</text:span></text:p>
          </table:table-cell>
          <table:table-cell office:value-type="string" calcext:value-type="string">
            <text:p>figurative (attribute)</text:p>
          </table:table-cell>
          <table:table-cell office:value-type="string" calcext:value-type="string">
            <text:p>bildlich zu verstehen (Attribut)</text:p>
          </table:table-cell>
          <table:table-cell office:value-type="string" calcext:value-type="string">
            <text:p>Die Relation ist nicht wörtlich zu verstehen, sondern bildlich gemeint</text:p>
          </table:table-cell>
          <table:table-cell table:number-columns-repeated="2"/>
          <table:table-cell office:value-type="string" calcext:value-type="string">
            <text:p><text:span text:style-name="T2">[stc://basic-1-0/</text:span><text:span text:style-name="T3">attribute:abstract</text:span><text:span text:style-name="T5">] &lt;stc://basic-1-0/</text:span><text:span text:style-name="T3">applicable</text:span><text:span text:style-name="T5">&gt; [stc://basic-1-0/</text:span><text:span text:style-name="T3">Relation</text:span><text:span text:style-name="T5">]</text:span></text:p>
          </table:table-cell>
        </table:table-row>
        <table:table-row table:style-name="ro1">
          <table:table-cell office:value-type="string" calcext:value-type="string">
            <text:p>Attribut</text:p>
          </table:table-cell>
          <table:table-cell office:value-type="string" calcext:value-type="string">
            <text:p>stc://attr-1-0/<text:span text:style-name="T1">relation:background</text:span></text:p>
          </table:table-cell>
          <table:table-cell office:value-type="string" calcext:value-type="string">
            <text:p>background (attribute)</text:p>
          </table:table-cell>
          <table:table-cell office:value-type="string" calcext:value-type="string">
            <text:p>Hintergrundwissen (Attribut)</text:p>
          </table:table-cell>
          <table:table-cell office:value-type="string" calcext:value-type="string">
            <text:p>Markiert eine Relation, die nicht explizit im Text steht, aber als Hintergrundwissen für das Verständnis des Textes erforderlich ist.</text:p>
          </table:table-cell>
          <table:table-cell table:number-columns-repeated="2"/>
          <table:table-cell office:value-type="string" calcext:value-type="string">
            <text:p><text:span text:style-name="T2">[stc://basic-1-0/</text:span><text:span text:style-name="T3">attribute:abstract</text:span><text:span text:style-name="T5">] &lt;stc://basic-1-0/</text:span><text:span text:style-name="T3">applicable</text:span><text:span text:style-name="T5">&gt; [stc://basic-1-0/</text:span><text:span text:style-name="T3">Relation</text:span><text:span text:style-name="T5">]</text:span></text:p>
          </table:table-cell>
        </table:table-row>
        <table:table-row table:style-name="ro2">
          <table:table-cell office:value-type="string" calcext:value-type="string">
            <text:p>Attribut</text:p>
          </table:table-cell>
          <table:table-cell office:value-type="string" calcext:value-type="string">
            <text:p>stc://attr-1-0/<text:span text:style-name="T1">abstract</text:span></text:p>
          </table:table-cell>
          <table:table-cell office:value-type="string" calcext:value-type="string">
            <text:p>abstract (attribute)</text:p>
          </table:table-cell>
          <table:table-cell office:value-type="string" calcext:value-type="string">
            <text:p>abstrakt (Attribut)</text:p>
          </table:table-cell>
          <table:table-cell office:value-type="string" calcext:value-type="string">
            <text:p>Die Entität, der Operator oder das Attribut soll nicht zur Kodierung von Semantik verwendet werden, es dient nur als Vorlage für Einträge im Codebuch.</text:p>
          </table:table-cell>
          <table:table-cell office:value-type="string" calcext:value-type="string">
            <text:p>stc://attr-1-0/abstract</text:p>
          </table:table-cell>
          <table:table-cell/>
          <table:table-cell office:value-type="string" calcext:value-type="string">
            <text:p><text:span text:style-name="T2">[stc://basic-1-0/</text:span><text:span text:style-name="T3">attribute:abstract</text:span><text:span text:style-name="T5">] &lt;stc://basic-1-0/</text:span><text:span text:style-name="T3">applicable</text:span><text:span text:style-name="T5">&gt; [stc://basic-1-0/</text:span><text:span text:style-name="T3">Element</text:span><text:span text:style-name="T5">]</text:span></text:p>
          </table:table-cell>
        </table:table-row>
        <table:table-row table:style-name="ro1">
          <table:table-cell office:value-type="string" calcext:value-type="string">
            <text:p>Attribut</text:p>
          </table:table-cell>
          <table:table-cell office:value-type="string" calcext:value-type="string">
            <text:p>stc://attr-1-0/<text:span text:style-name="T1">defines</text:span></text:p>
          </table:table-cell>
          <table:table-cell office:value-type="string" calcext:value-type="string">
            <text:p>operator:defines</text:p>
          </table:table-cell>
          <table:table-cell office:value-type="string" calcext:value-type="string">
            <text:p>Operator:definiert</text:p>
          </table:table-cell>
          <table:table-cell office:value-type="string" calcext:value-type="string">
            <text:p>Eine Relation mit diesem Operator definiert immer eine neue Entität.</text:p>
          </table:table-cell>
          <table:table-cell office:value-type="string" calcext:value-type="string">
            <text:p>stc://attr-1-0/abstract</text:p>
          </table:table-cell>
          <table:table-cell/>
          <table:table-cell office:value-type="string" calcext:value-type="string">
            <text:p><text:span text:style-name="T2">[stc://basic-1-0/</text:span><text:span text:style-name="T3">attribute:abstract</text:span><text:span text:style-name="T5">] &lt;stc://basic-1-0/</text:span><text:span text:style-name="T3">applicable</text:span><text:span text:style-name="T5">&gt; [stc://basic-1-0/</text:span><text:span text:style-name="T3">Operator</text:span><text:span text:style-name="T5">]</text:span></text:p>
          </table:table-cell>
        </table:table-row>
        <table:table-row table:style-name="ro1">
          <table:table-cell office:value-type="string" calcext:value-type="string">
            <text:p>Attribut</text:p>
          </table:table-cell>
          <table:table-cell office:value-type="string" calcext:value-type="string">
            <text:p>stc://attr-1-0/<text:span text:style-name="T1">limitation</text:span></text:p>
          </table:table-cell>
          <table:table-cell office:value-type="string" calcext:value-type="string">
            <text:p>limitation (attribute)</text:p>
          </table:table-cell>
          <table:table-cell office:value-type="string" calcext:value-type="string">
            <text:p>Einschränkung (Attribut)</text:p>
          </table:table-cell>
          <table:table-cell office:value-type="string" calcext:value-type="string">
            <text:p>Das Attribut stellt eine Einschränkung der Gültigkeit dar.</text:p>
          </table:table-cell>
          <table:table-cell office:value-type="string" calcext:value-type="string">
            <text:p>stc://attr-1-0/abstract</text:p>
          </table:table-cell>
          <table:table-cell/>
          <table:table-cell office:value-type="string" calcext:value-type="string">
            <text:p><text:span text:style-name="T2">[stc://basic-1-0/</text:span><text:span text:style-name="T3">attribute:abstract</text:span><text:span text:style-name="T5">] &lt;stc://basic-1-0/</text:span><text:span text:style-name="T3">applicable</text:span><text:span text:style-name="T5">&gt; [stc://basic-1-0/</text:span><text:span text:style-name="T3">Attribute</text:span><text:span text:style-name="T5">]</text:span></text:p>
          </table:table-cell>
        </table:table-row>
        <table:table-row table:style-name="ro2">
          <table:table-cell office:value-type="string" calcext:value-type="string">
            <text:p>Attribut</text:p>
          </table:table-cell>
          <table:table-cell office:value-type="string" calcext:value-type="string">
            <text:p>stc://attr-1-0/<text:span text:style-name="T1">requires_value</text:span></text:p>
          </table:table-cell>
          <table:table-cell office:value-type="string" calcext:value-type="string">
            <text:p>require value (attribute)</text:p>
          </table:table-cell>
          <table:table-cell office:value-type="string" calcext:value-type="string">
            <text:p>Wert erforderlich (Attribut)</text:p>
          </table:table-cell>
          <table:table-cell office:value-type="string" calcext:value-type="string">
            <text:p>Das Attribut kann nur gemeinsam mit einem Wert verwendet werden. Hinweis: Die Verwendung von Einheiten, Daten und absoluten Häufigkeiten in der semantischen Kodierung ist noch nicht hinreichend definiert.</text:p>
          </table:table-cell>
          <table:table-cell office:value-type="string" calcext:value-type="string">
            <text:p>stc://attr-1-0/abstract</text:p>
          </table:table-cell>
          <table:table-cell/>
          <table:table-cell office:value-type="string" calcext:value-type="string">
            <text:p><text:span text:style-name="T2">[stc://basic-1-0/</text:span><text:span text:style-name="T3">attribute:abstract</text:span><text:span text:style-name="T5">] &lt;stc://basic-1-0/</text:span><text:span text:style-name="T3">applicable</text:span><text:span text:style-name="T5">&gt; [stc://basic-1-0/</text:span><text:span text:style-name="T3">Attribute</text:span><text:span text:style-name="T5">]</text:span></text:p>
          </table:table-cell>
        </table:table-row>
        <table:table-row table:style-name="ro2">
          <table:table-cell office:value-type="string" calcext:value-type="string">
            <text:p>Attribut</text:p>
          </table:table-cell>
          <table:table-cell office:value-type="string" calcext:value-type="string">
            <text:p>stc://attr-1-0/<text:span text:style-name="T1">constraint:time</text:span></text:p>
          </table:table-cell>
          <table:table-cell office:value-type="string" calcext:value-type="string">
            <text:p>constraint:time</text:p>
          </table:table-cell>
          <table:table-cell office:value-type="string" calcext:value-type="string">
            <text:p>Einschränkung:Zeitraum</text:p>
          </table:table-cell>
          <table:table-cell office:value-type="string" calcext:value-type="string">
            <text:p>Die Entität ist nur für einen bestimmten Zeitraum definiert oder gültig. Der Zeitraum wird als Ausprägung mit Beginn (begin) und Ende (end) des Zeitraums angegeben.</text:p>
          </table:table-cell>
          <table:table-cell office:value-type="string" calcext:value-type="string">
            <text:p>stc://attr-1-0/limitation</text:p>
            <text:p>stc://attr-1-0/requires_value</text:p>
          </table:table-cell>
          <table:table-cell/>
          <table:table-cell office:value-type="string" calcext:value-type="string">
            <text:p><text:span text:style-name="T2">[stc://basic-1-0/</text:span><text:span text:style-name="T3">attribute:abstract</text:span><text:span text:style-name="T5">] &lt;stc://basic-1-0/</text:span><text:span text:style-name="T3">applicable</text:span><text:span text:style-name="T5">&gt; [stc://basic-1-0/</text:span><text:span text:style-name="T3">Entity</text:span><text:span text:style-name="T5">]</text:span>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104844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meta:editing-duration>P0D</meta:editing-duration>
    <meta:editing-cycles>1</meta:editing-cycles>
    <meta:creation-date>2023-10-18T09:22:12.358000000</meta:creation-date>
    <meta:document-statistic meta:table-count="1" meta:cell-count="672" meta:object-count="0"/>
  </office:meta>
</office:document-meta>
</file>